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4.471cm" table:align="center" style:writing-mode="lr-tb"/>
    </style:style>
    <style:style style:name="Table2.A" style:family="table-column">
      <style:table-column-properties style:column-width="6.944cm"/>
    </style:style>
    <style:style style:name="Table2.B" style:family="table-column">
      <style:table-column-properties style:column-width="7.527cm"/>
    </style:style>
    <style:style style:name="Table2.1" style:family="table-row">
      <style:table-row-properties style:min-row-height="0.702cm" fo:keep-together="auto"/>
    </style:style>
    <style:style style:name="Table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e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" style:family="table">
      <style:table-properties style:width="10.633cm" fo:margin-left="-0.191cm" table:align="left" style:writing-mode="lr-tb"/>
    </style:style>
    <style:style style:name="Table1.A" style:family="table-column">
      <style:table-column-properties style:column-width="10.633cm"/>
    </style:style>
    <style:style style:name="Table1.1" style:family="table-row">
      <style:table-row-properties style:min-row-height="1.374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cm" fo:margin-right="0.31cm" fo:text-align="end" style:justify-single-word="false" fo:text-indent="0cm" style:auto-text-indent="false"/>
    </style:style>
    <style:style style:name="P2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</style:style>
    <style:style style:name="P3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4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5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" fo:font-size="10pt" style:font-size-asian="10pt" style:font-name-complex="Arial2" style:font-size-complex="10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Arial" fo:font-size="8pt" style:font-size-asian="8pt" style:font-name-complex="Arial2" style:font-size-complex="8pt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P10" style:family="paragraph" style:parent-style-name="Standard">
      <style:paragraph-properties fo:margin-top="0cm" fo:margin-bottom="0cm" style:contextual-spacing="false" fo:line-height="100%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style:font-size-asian="10pt" style:font-name-complex="Arial2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style:font-size-asian="10pt" style:font-name-complex="Arial2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Arial" fo:font-size="10pt" style:font-size-asian="10pt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style:font-size-asian="10pt" style:font-name-complex="Arial2" style:font-size-complex="10pt" style:font-style-complex="italic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" fo:font-size="10pt" style:font-size-asian="10pt" style:font-name-complex="Arial2" style:font-size-complex="10pt" style:font-style-complex="italic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style:font-size-asian="10pt" style:font-name-complex="Arial2" style:font-size-complex="10pt" style:font-style-complex="italic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a9ad0" fo:background-color="transparent"/>
    </style:style>
    <style:style style:name="P30" style:family="paragraph" style:parent-style-name="Body_20_Text_20_3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31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style-complex="italic" style:font-weight-complex="bold"/>
    </style:style>
    <style:style style:name="P32" style:family="paragraph" style:parent-style-name="Standard">
      <style:paragraph-properties fo:margin-top="0.049cm" fo:margin-bottom="0.049cm" style:contextual-spacing="false" fo:line-height="100%"/>
    </style:style>
    <style:style style:name="P33" style:family="paragraph" style:parent-style-name="Standard">
      <style:paragraph-properties fo:margin-top="0.049cm" fo:margin-bottom="0.049cm" style:contextual-spacing="false" fo:line-height="100%"/>
      <style:text-properties fo:color="#000000" style:font-name="Arial" fo:font-size="8pt" fo:language="pt" fo:country="PT" style:font-name-asian="Times New Roman1" style:font-size-asian="8pt" style:language-asian="pt" style:country-asian="BR" style:font-name-complex="Arial2" style:font-size-complex="8pt"/>
    </style:style>
    <style:style style:name="P34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36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/>
    </style:style>
    <style:style style:name="P37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officeooo:paragraph-rsid="000973d1"/>
    </style:style>
    <style:style style:name="P38" style:family="paragraph" style:parent-style-name="Standard">
      <style:paragraph-properties fo:margin-left="0cm" fo:margin-right="0.307cm" fo:margin-top="0.049cm" fo:margin-bottom="0.049cm" style:contextual-spacing="false" fo:line-height="100%" fo:text-indent="0cm" style:auto-text-indent="false"/>
    </style:style>
    <style:style style:name="P39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style:font-size-asian="10pt" style:font-name-complex="Arial2" style:font-weight-complex="bold"/>
    </style:style>
    <style:style style:name="P40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</style:style>
    <style:style style:name="P41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style:text-underline-style="none" fo:font-weight="normal" officeooo:rsid="001f3f3a" officeooo:paragraph-rsid="000a9ad0" fo:background-color="transparent" style:font-size-asian="10pt" style:font-weight-asian="normal" style:font-name-complex="Arial2" style:font-size-complex="10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style:text-underline-style="none" fo:font-weight="normal" officeooo:rsid="002ebd36" officeooo:paragraph-rsid="000a9ad0" fo:background-color="transparent" style:font-size-asian="10pt" style:font-weight-asian="normal" style:font-name-complex="Arial2" style:font-size-complex="10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officeooo:rsid="002ebd36" officeooo:paragraph-rsid="000a9ad0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officeooo:rsid="002ebd36" officeooo:paragraph-rsid="000a9ad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style:font-size-asian="10pt" style:font-name-complex="Arial2" style:font-size-complex="10pt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0de6dc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style:text-underline-style="none" fo:font-weight="normal" officeooo:rsid="002ebd36" officeooo:paragraph-rsid="000cf7af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style:text-underline-style="none" fo:font-weight="normal" officeooo:rsid="002ebd36" officeooo:paragraph-rsid="00104bff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0a9ad0" fo:background-color="transparent" style:font-size-asian="10pt" style:font-weight-asian="normal" style:font-size-complex="10pt" style:font-weight-complex="normal"/>
    </style:style>
    <style:style style:name="P5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58" style:family="paragraph" style:parent-style-name="List_20_Paragraph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59" style:family="paragraph" style:parent-style-name="List_20_Paragraph">
      <style:paragraph-properties fo:margin-left="0.1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60" style:family="paragraph" style:parent-style-name="Body_20_Text_20_3">
      <style:text-properties style:font-name="Arial" fo:font-size="10pt" style:font-size-asian="10pt" style:font-name-complex="Arial2" style:font-weight-complex="bold"/>
    </style:style>
    <style:style style:name="P61" style:family="paragraph" style:parent-style-name="Body_20_Text_20_3">
      <style:text-properties fo:color="#000000" style:font-name="Arial" fo:font-size="10pt" fo:language="pt" fo:country="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62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background-color="#ffff00" style:font-name-asian="Times New Roman1" style:font-size-asian="10pt" style:language-asian="pt" style:country-asian="BR" style:font-name-complex="Arial2" style:font-size-complex="10pt"/>
    </style:style>
    <style:style style:name="P63" style:family="paragraph" style:parent-style-name="Standard">
      <style:paragraph-properties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officeooo:paragraph-rsid="000de6dc"/>
    </style:style>
    <style:style style:name="P6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style:font-name="Arial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style:text-underline-style="none" fo:font-weight="normal" officeooo:rsid="002ebd36" officeooo:paragraph-rsid="000cf7af" style:font-size-asian="10pt" style:font-weight-asian="normal" style:font-name-complex="Arial2" style:font-size-complex="10pt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officeooo:paragraph-rsid="00296793" style:font-size-asian="10pt" style:font-weight-asian="bold" style:font-name-complex="Arial2" style:font-size-complex="10pt" style:font-weight-complex="bold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officeooo:paragraph-rsid="00296793" style:font-size-asian="10pt" style:font-weight-asian="bold" style:font-name-complex="Arial2" style:font-size-complex="10pt"/>
    </style:style>
    <style:style style:name="P6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officeooo:paragraph-rsid="00296793" style:font-name-asian="Times New Roman1" style:font-size-asian="10pt" style:language-asian="pt" style:country-asian="BR" style:font-weight-asian="bold" style:font-name-complex="Arial2" style:font-size-complex="10pt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officeooo:paragraph-rsid="00296793" style:font-name-asian="Times New Roman1" style:font-size-asian="10pt" style:language-asian="pt" style:country-asian="BR" style:font-name-complex="Arial2" style:font-size-complex="10pt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en" fo:country="US" fo:font-weight="normal" officeooo:paragraph-rsid="0029679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en" fo:country="US" style:text-underline-style="solid" style:text-underline-width="auto" style:text-underline-color="font-color" officeooo:paragraph-rsid="00296793" style:font-name-asian="Times New Roman1" style:font-size-asian="10pt" style:language-asian="pt" style:country-asian="BR" style:font-name-complex="Arial2" style:font-size-complex="10pt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PT" style:text-underline-style="solid" style:text-underline-width="auto" style:text-underline-color="font-color" fo:font-weight="bold" officeooo:paragraph-rsid="00296793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officeooo:paragraph-rsid="00296793" style:font-size-asian="10pt" style:font-name-complex="Arial2" style:font-size-complex="10pt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officeooo:paragraph-rsid="00296793" style:font-size-asian="10pt" style:font-name-complex="Arial2" style:font-size-complex="10pt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officeooo:paragraph-rsid="00296793" style:font-size-asian="10pt" style:font-name-complex="Arial2" style:font-size-complex="10pt" style:font-weight-complex="bold"/>
    </style:style>
    <style:style style:name="P7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officeooo:paragraph-rsid="00296793" style:font-size-asian="10pt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officeooo:paragraph-rsid="002c309d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officeooo:paragraph-rsid="002ede1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officeooo:paragraph-rsid="0030bea7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officeooo:paragraph-rsid="0033fa5e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normal" officeooo:paragraph-rsid="0029679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normal" officeooo:paragraph-rsid="002c309d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normal" officeooo:paragraph-rsid="002d726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normal" officeooo:paragraph-rsid="0030bea7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normal" officeooo:paragraph-rsid="00326f5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officeooo:paragraph-rsid="002c309d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8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officeooo:paragraph-rsid="002d726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8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officeooo:paragraph-rsid="0030bea7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9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officeooo:paragraph-rsid="00326f5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9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bold" officeooo:paragraph-rsid="00296793" style:font-size-asian="10pt" style:font-weight-asian="bold" style:font-name-complex="Arial2" style:font-size-complex="10pt" style:font-weight-complex="bold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296793" style:font-size-asian="10pt" style:font-weight-asian="bold" style:font-name-complex="Arial2" style:font-size-complex="10pt" style:font-weight-complex="bold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2ede13" style:font-size-asian="10pt" style:font-weight-asian="bold" style:font-name-complex="Arial2" style:font-size-complex="10pt" style:font-weight-complex="bold"/>
    </style:style>
    <style:style style:name="P9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bold" officeooo:paragraph-rsid="00296793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95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30bea7" fo:background-color="transparent" style:font-size-asian="10pt" style:font-weight-asian="bold" style:font-name-complex="Arial2" style:font-size-complex="10pt" style:font-weight-complex="bold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33fa5e" fo:background-color="transparent" style:font-size-asian="10pt" style:font-weight-asian="bold" style:font-name-complex="Arial2" style:font-size-complex="10pt" style:font-weight-complex="bold"/>
    </style:style>
    <style:style style:name="P9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officeooo:paragraph-rsid="002d7260" fo:background-color="transparent" style:font-size-asian="10pt" style:font-name-complex="Arial2" style:font-size-complex="10pt" style:font-weight-complex="bold"/>
    </style:style>
    <style:style style:name="P9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officeooo:paragraph-rsid="0030bea7" fo:background-color="transparent" style:font-size-asian="10pt" style:font-name-complex="Arial2" style:font-size-complex="10pt" style:font-weight-complex="bold"/>
    </style:style>
    <style:style style:name="P9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officeooo:paragraph-rsid="0030bea7" fo:background-color="transparent" style:font-size-asian="10pt" style:font-name-complex="Arial2" style:font-size-complex="10pt" style:font-weight-complex="bold"/>
    </style:style>
    <style:style style:name="P10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officeooo:paragraph-rsid="00326f59" fo:background-color="transparent" style:font-size-asian="10pt" style:font-name-complex="Arial2" style:font-size-complex="10pt" style:font-weight-complex="bold"/>
    </style:style>
    <style:style style:name="P10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officeooo:paragraph-rsid="00296793" style:font-size-asian="10pt" style:font-name-complex="Arial2" style:font-size-complex="10pt" style:font-weight-complex="bold"/>
    </style:style>
    <style:style style:name="P10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officeooo:paragraph-rsid="00296793" style:font-size-asian="10pt" style:font-name-complex="Arial2" style:font-size-complex="10pt" style:font-weight-complex="bold"/>
    </style:style>
    <style:style style:name="P10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296793"/>
    </style:style>
    <style:style style:name="P10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96793"/>
    </style:style>
    <style:style style:name="P10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a8dc6"/>
    </style:style>
    <style:style style:name="P10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2061b"/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officeooo:paragraph-rsid="00296793"/>
    </style:style>
    <style:style style:name="P10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2d7260" fo:background-color="transparent"/>
    </style:style>
    <style:style style:name="P10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30bea7" fo:background-color="transparent"/>
    </style:style>
    <style:style style:name="P11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326f59" fo:background-color="transparent"/>
    </style:style>
    <style:style style:name="P1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d7260" fo:background-color="transparent"/>
    </style:style>
    <style:style style:name="P1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30bea7" fo:background-color="transparent"/>
    </style:style>
    <style:style style:name="P1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326f59" fo:background-color="transparent"/>
    </style:style>
    <style:style style:name="P114" style:family="paragraph" style:parent-style-name="Standard">
      <style:paragraph-properties fo:margin-top="0cm" fo:margin-bottom="0cm" style:contextual-spacing="false" fo:line-height="100%" fo:text-align="justify" style:justify-single-word="false" fo:background-color="transparent">
        <style:background-image/>
      </style:paragraph-properties>
      <style:text-properties fo:color="#000000" style:font-name="Arial" fo:font-size="10pt" fo:language="en" fo:country="US" fo:font-weight="bold" officeooo:paragraph-rsid="00296793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15" style:family="paragraph" style:parent-style-name="Standard">
      <style:paragraph-properties fo:margin-top="0cm" fo:margin-bottom="0cm" style:contextual-spacing="false" fo:line-height="100%" fo:background-color="transparent">
        <style:background-image/>
      </style:paragraph-properties>
      <style:text-properties fo:color="#000000" style:font-name="Arial" fo:font-size="10pt" fo:font-weight="bold" officeooo:paragraph-rsid="00296793" fo:background-color="transparent" style:font-size-asian="10pt" style:font-weight-asian="bold" style:font-name-complex="Arial2" style:font-size-complex="10pt" style:font-weight-complex="bold"/>
    </style:style>
    <style:style style:name="P116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/>
    </style:style>
    <style:style style:name="P117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118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font-weight="bold" officeooo:paragraph-rsid="00296793" style:font-size-asian="10pt" style:font-weight-asian="bold" style:font-name-complex="Arial2" style:font-size-complex="10pt" style:font-weight-complex="bold"/>
    </style:style>
    <style:style style:name="P119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font-weight="bold" officeooo:paragraph-rsid="00296793" style:font-size-asian="10pt" style:font-weight-asian="bold" style:font-name-complex="Arial2" style:font-size-complex="10pt"/>
    </style:style>
    <style:style style:name="P120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font-weight="bold" officeooo:paragraph-rsid="00296793" fo:background-color="transparent" style:font-size-asian="10pt" style:font-weight-asian="bold" style:font-name-complex="Arial2" style:font-size-complex="10pt"/>
    </style:style>
    <style:style style:name="P121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</style:style>
    <style:style style:name="P122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officeooo:paragraph-rsid="00296793"/>
    </style:style>
    <style:style style:name="P123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style:font-name="Arial" fo:font-size="10pt" style:font-size-asian="10pt" style:font-name-complex="Arial2" style:font-size-complex="10pt" style:font-weight-complex="bold"/>
    </style:style>
    <style:style style:name="P124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officeooo:paragraph-rsid="00296793" fo:background-color="transparent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0cf7af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style:text-underline-style="none" fo:font-weight="normal" officeooo:rsid="002ebd36" officeooo:paragraph-rsid="0012061b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2d7260" fo:background-color="transparent" style:font-size-asian="10pt" style:font-weight-asian="normal" style:font-name-complex="Arial2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30bea7" fo:background-color="transparent" style:font-size-asian="10pt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326f59" fo:background-color="transparent" style:font-size-asian="10pt" style:font-weight-asian="normal" style:font-name-complex="Arial2" style:font-size-complex="10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officeooo:paragraph-rsid="002c309d" style:font-size-asian="10pt" style:font-name-complex="Arial2" style:font-size-complex="10pt" style:font-weight-complex="normal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style:text-underline-style="none" fo:font-weight="normal" officeooo:rsid="002ebd36" officeooo:paragraph-rsid="000cf7af" style:font-size-asian="10pt" style:font-weight-asian="normal" style:font-name-complex="Arial2" style:font-size-complex="10pt" style:font-weight-complex="normal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style:text-underline-style="none" fo:font-weight="normal" officeooo:rsid="002ebd36" officeooo:paragraph-rsid="000de6dc" style:font-size-asian="10pt" style:font-weight-asian="normal" style:font-name-complex="Arial2" style:font-size-complex="10pt" style:font-weight-complex="normal"/>
    </style:style>
    <style:style style:name="P1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officeooo:paragraph-rsid="001c136a" fo:background-color="#ffff00" style:font-name-asian="Times New Roman1" style:font-size-asian="10pt" style:language-asian="pt" style:country-asian="BR" style:font-name-complex="Arial2" style:font-size-complex="10pt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officeooo:paragraph-rsid="002a8dc6" fo:background-color="#ffff00" style:font-name-asian="Times New Roman1" style:font-size-asian="10pt" style:language-asian="pt" style:country-asian="BR" style:font-name-complex="Arial2" style:font-size-complex="10pt"/>
    </style:style>
    <style:style style:name="P1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officeooo:paragraph-rsid="002b28a9" fo:background-color="#ffff00" style:font-name-asian="Times New Roman1" style:font-size-asian="10pt" style:language-asian="pt" style:country-asian="BR" style:font-name-complex="Arial2" style:font-size-complex="10pt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a8dc6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en" fo:country="US" fo:font-weight="normal" officeooo:paragraph-rsid="002604db" fo:background-color="transparent" style:font-size-asian="10pt" style:font-weight-asian="normal" style:font-name-complex="Arial2" style:font-size-complex="10pt" style:font-weight-complex="normal"/>
    </style:style>
    <style:style style:name="P1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officeooo:paragraph-rsid="00296793" style:font-name-asian="Times New Roman1" style:font-size-asian="10pt" style:language-asian="pt" style:country-asian="BR" style:font-name-complex="Arial2" style:font-size-complex="10pt"/>
    </style:style>
    <style:style style:name="P1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fo:font-weight="normal" officeooo:paragraph-rsid="00296793" fo:background-color="transparent" style:font-name-asian="Times New Roman1" style:font-size-asian="10pt" style:language-asian="pt" style:country-asian="BR" style:font-weight-asian="normal" style:font-name-complex="Arial2" style:font-size-complex="8pt" style:font-weight-complex="bold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font-weight="normal" officeooo:paragraph-rsid="001229f1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="Arial" fo:font-size="10pt" fo:language="en" fo:country="US" officeooo:paragraph-rsid="00326f59" fo:background-color="transparent" style:font-size-asian="10pt" style:font-name-complex="Arial2" style:font-size-complex="10pt" style:font-weight-complex="bold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0pt" fo:font-weight="normal" officeooo:paragraph-rsid="000e645c" fo:background-color="transparent" style:font-size-asian="10pt" style:font-weight-asian="normal" style:font-name-complex="Arial2" style:font-size-complex="10pt" style:font-weight-complex="normal"/>
    </style:style>
    <style:style style:name="P143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2010bc" fo:background-color="transparent"/>
    </style:style>
    <style:style style:name="P144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officeooo:paragraph-rsid="0021f188" fo:background-color="transparent"/>
    </style:style>
    <style:style style:name="P145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officeooo:paragraph-rsid="002604db" fo:background-color="transparent"/>
    </style:style>
    <style:style style:name="P146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officeooo:paragraph-rsid="002a8dc6" fo:background-color="transparent"/>
    </style:style>
    <style:style style:name="P147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officeooo:paragraph-rsid="002b28a9" fo:background-color="transparent"/>
    </style:style>
    <style:style style:name="P148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2604db" fo:background-color="transparent"/>
    </style:style>
    <style:style style:name="P149" style:family="paragraph" style:parent-style-name="Standard" style:list-style-name="L7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296793" fo:background-color="transparent"/>
    </style:style>
    <style:style style:name="P150" style:family="paragraph" style:parent-style-name="Standard" style:list-style-name="L10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296793" fo:background-color="transparent"/>
    </style:style>
    <style:style style:name="P151" style:family="paragraph" style:parent-style-name="Standard" style:list-style-name="L11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296793" fo:background-color="transparent"/>
    </style:style>
    <style:style style:name="P152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296793" fo:background-color="transparent"/>
    </style:style>
    <style:style style:name="P153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2b28a9" fo:background-color="transparent"/>
    </style:style>
    <style:style style:name="P154" style:family="paragraph" style:parent-style-name="Standard" style:list-style-name="L7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fo:font-weight="bold" officeooo:paragraph-rsid="00296793" fo:background-color="transparent" style:font-size-asian="10pt" style:font-weight-asian="bold" style:font-name-complex="Arial2" style:font-size-complex="10pt" style:font-weight-complex="bold"/>
    </style:style>
    <style:style style:name="P155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fo:font-weight="bold" officeooo:paragraph-rsid="00296793" fo:background-color="transparent" style:font-size-asian="10pt" style:font-weight-asian="bold" style:font-name-complex="Arial2" style:font-size-complex="10pt" style:font-weight-complex="bold"/>
    </style:style>
    <style:style style:name="P156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fo:font-weight="bold" officeooo:paragraph-rsid="00296793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57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fo:font-weight="bold" fo:background-color="#ffff00" style:font-size-asian="10pt" style:font-weight-asian="bold" style:font-name-complex="Arial2" style:font-size-complex="10pt" style:font-weight-complex="bold"/>
    </style:style>
    <style:style style:name="P158" style:family="paragraph" style:parent-style-name="Standard" style:list-style-name="L11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fo:font-weight="bold" officeooo:paragraph-rsid="00296793" fo:background-color="#ffff00" style:font-size-asian="10pt" style:font-weight-asian="bold" style:font-name-complex="Arial2" style:font-size-complex="10pt" style:font-weight-complex="bold"/>
    </style:style>
    <style:style style:name="P159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en" fo:country="US" fo:font-weight="bold" officeooo:paragraph-rsid="002b28a9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60" style:family="paragraph" style:parent-style-name="Standard" style:list-style-name="L10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officeooo:paragraph-rsid="00296793" fo:background-color="transparent" style:font-name-asian="Times New Roman1" style:font-size-asian="10pt" style:language-asian="pt" style:country-asian="BR" style:font-name-complex="Arial2" style:font-size-complex="10pt" style:font-weight-complex="bold"/>
    </style:style>
    <style:style style:name="P161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officeooo:paragraph-rsid="0029679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2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en" fo:country="US" fo:font-weight="normal" officeooo:paragraph-rsid="002604db" fo:background-color="transparent" style:font-size-asian="10pt" style:font-weight-asian="normal" style:font-name-complex="Arial2" style:font-size-complex="10pt" style:font-weight-complex="normal"/>
    </style:style>
    <style:style style:name="P163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en" fo:country="US" fo:font-weight="normal" officeooo:paragraph-rsid="002b28a9" fo:background-color="transparent" style:font-size-asian="10pt" style:font-weight-asian="normal" style:font-name-complex="Arial2" style:font-size-complex="10pt" style:font-weight-complex="normal"/>
    </style:style>
    <style:style style:name="P164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paragraph-rsid="0029679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5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PT" style:text-underline-style="none" fo:font-weight="normal" officeooo:paragraph-rsid="0029679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6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officeooo:paragraph-rsid="00296793" fo:background-color="#ffff00" style:font-name-asian="Times New Roman1" style:font-size-asian="10pt" style:language-asian="pt" style:country-asian="BR" style:font-name-complex="Arial2" style:font-size-complex="10pt"/>
    </style:style>
    <style:style style:name="P167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officeooo:paragraph-rsid="002a8dc6" fo:background-color="#ffff00" style:font-name-asian="Times New Roman1" style:font-size-asian="10pt" style:language-asian="pt" style:country-asian="BR" style:font-name-complex="Arial2" style:font-size-complex="10pt"/>
    </style:style>
    <style:style style:name="P168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officeooo:paragraph-rsid="002b28a9" fo:background-color="#ffff00" style:font-name-asian="Times New Roman1" style:font-size-asian="10pt" style:language-asian="pt" style:country-asian="BR" style:font-name-complex="Arial2" style:font-size-complex="10pt"/>
    </style:style>
    <style:style style:name="P169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font-weight="normal" officeooo:paragraph-rsid="001f1df2" fo:background-color="transparent" style:font-weight-asian="normal" style:font-weight-complex="normal"/>
    </style:style>
    <style:style style:name="P170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font-weight="normal" officeooo:paragraph-rsid="002010bc" fo:background-color="transparent" style:font-weight-asian="normal" style:font-weight-complex="normal"/>
    </style:style>
    <style:style style:name="P171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font-weight="normal" officeooo:paragraph-rsid="002604db" fo:background-color="transparent" style:font-weight-asian="normal" style:font-weight-complex="normal"/>
    </style:style>
    <style:style style:name="P172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font-weight="normal" officeooo:paragraph-rsid="002b28a9" fo:background-color="transparent" style:font-weight-asian="normal" style:font-weight-complex="normal"/>
    </style:style>
    <style:style style:name="P173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style:font-name="Arial" fo:font-size="10pt" fo:language="en" fo:country="US" officeooo:paragraph-rsid="00296793" fo:background-color="#ffff00" style:font-size-asian="10pt" style:font-name-complex="Arial2" style:font-size-complex="10pt" style:font-weight-complex="bold"/>
    </style:style>
    <style:style style:name="P174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style:font-name="Arial" fo:font-size="10pt" style:font-size-asian="10pt" style:font-name-complex="Arial2" style:font-size-complex="10pt" style:font-weight-complex="bold"/>
    </style:style>
    <style:style style:name="P175" style:family="paragraph" style:parent-style-name="Standard">
      <style:paragraph-properties fo:margin-left="0cm" fo:margin-right="0.307cm" fo:margin-top="0.049cm" fo:margin-bottom="0.049cm" style:contextual-spacing="false" fo:line-height="100%" fo:text-indent="0cm" style:auto-text-indent="false"/>
      <style:text-properties fo:background-color="transparent"/>
    </style:style>
    <style:style style:name="P176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officeooo:paragraph-rsid="00296793"/>
    </style:style>
    <style:style style:name="P177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style:font-name="Arial" fo:font-size="10pt" fo:language="pt" fo:country="PT" fo:font-weight="bold" officeooo:paragraph-rsid="00296793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8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solid" style:text-underline-width="auto" style:text-underline-color="font-color" fo:font-weight="normal" officeooo:paragraph-rsid="00296793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79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9679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80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officeooo:paragraph-rsid="00296793" style:font-size-asian="10pt" style:font-name-complex="Arial2" style:font-size-complex="10pt" style:font-weight-complex="bold"/>
    </style:style>
    <style:style style:name="P181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style:text-underline-style="solid" style:text-underline-width="auto" style:text-underline-color="font-color" fo:font-weight="bold" officeooo:paragraph-rsid="00296793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82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style:text-underline-style="solid" style:text-underline-width="auto" style:text-underline-color="font-color" fo:font-weight="bold" officeooo:paragraph-rsid="002a8dc6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83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style:text-underline-style="solid" style:text-underline-width="auto" style:text-underline-color="font-color" fo:font-weight="bold" officeooo:paragraph-rsid="002b28a9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84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/>
    </style:style>
    <style:style style:name="P18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96793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8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c309d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8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ede1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8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30bea7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8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style:font-name="Arial" fo:font-size="10pt" fo:language="en" fo:country="US" fo:font-weight="normal" officeooo:paragraph-rsid="0033fa5e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9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96793" fo:background-color="#ffff00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9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29679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9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30bea7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9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326f5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9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normal" officeooo:paragraph-rsid="00296793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9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cccccc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196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 fo:background-color="#cccccc">
        <style:tab-stops>
          <style:tab-stop style:position="0cm"/>
        </style:tab-stops>
        <style:background-image/>
      </style:paragraph-properties>
      <style:text-properties officeooo:paragraph-rsid="00296793"/>
    </style:style>
    <style:style style:name="P197" style:family="paragraph" style:parent-style-name="List_20_Paragraph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officeooo:paragraph-rsid="00296793" style:font-size-asian="10pt" style:font-name-complex="Arial2" style:font-size-complex="10pt" style:font-weight-complex="bold"/>
    </style:style>
    <style:style style:name="T1" style:family="text">
      <style:text-properties fo:color="#000000"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2" style:family="text">
      <style:text-properties fo:color="#000000" style:font-name="Arial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3" style:family="text">
      <style:text-properties fo:color="#000000" style:font-name="Arial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4" style:family="text">
      <style:text-properties fo:color="#000000" style:font-name="Arial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5" style:family="text">
      <style:text-properties fo:color="#000000" style:font-name="Arial" fo:font-size="10pt" fo:language="pt" fo:country="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6" style:family="text">
      <style:text-properties fo:color="#000000" style:font-name="Arial" fo:font-size="10pt" fo:language="pt" fo:country="PT" fo:font-weight="bold" style:font-name-asian="Times New Roman1" style:font-size-asian="10pt" style:language-asian="pt" style:country-asian="BR" style:font-weight-asian="bold" style:font-name-complex="Arial2" style:font-weight-complex="bold"/>
    </style:style>
    <style:style style:name="T7" style:family="text">
      <style:text-properties fo:color="#000000" style:font-name="Arial" fo:font-size="10pt" fo:language="pt" fo:country="PT" style:font-name-asian="Times New Roman1" style:font-size-asian="10pt" style:language-asian="pt" style:country-asian="BR" style:font-name-complex="Arial2"/>
    </style:style>
    <style:style style:name="T8" style:family="text">
      <style:text-properties fo:color="#000000" style:font-name="Arial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9" style:family="text">
      <style:text-properties fo:color="#000000" style:font-name="Arial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10" style:family="text">
      <style:text-properties fo:color="#000000" style:font-name="Arial" fo:font-size="10pt" fo:language="pt" fo:country="PT" officeooo:rsid="002604db" style:font-name-asian="Times New Roman1" style:font-size-asian="10pt" style:language-asian="pt" style:country-asian="BR" style:font-name-complex="Arial2" style:font-size-complex="10pt"/>
    </style:style>
    <style:style style:name="T11" style:family="text">
      <style:text-properties fo:color="#000000" style:font-name="Arial" fo:font-size="10pt" fo:language="pt" fo:country="PT" officeooo:rsid="002b28a9" style:font-name-asian="Times New Roman1" style:font-size-asian="10pt" style:language-asian="pt" style:country-asian="BR" style:font-name-complex="Arial2" style:font-size-complex="10pt"/>
    </style:style>
    <style:style style:name="T12" style:family="text">
      <style:text-properties fo:color="#000000" style:font-name="Arial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13" style:family="text">
      <style:text-properties fo:color="#000000" style:font-name="Arial" fo:font-size="10pt" fo:language="pt" fo:country="PT" fo:font-weight="normal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14" style:family="text">
      <style:text-properties fo:color="#000000" style:font-name="Arial" fo:font-size="10pt" fo:language="pt" fo:country="PT" fo:background-color="transparent" style:font-name-asian="Times New Roman1" style:font-size-asian="10pt" style:language-asian="pt" style:country-asian="BR" style:font-name-complex="Arial2"/>
    </style:style>
    <style:style style:name="T15" style:family="text">
      <style:text-properties fo:color="#000000" style:font-name="Arial" fo:font-size="10pt" fo:language="pt" fo:country="PT" fo:background-color="transparent" style:font-name-asian="Times New Roman1" style:font-size-asian="10pt" style:language-asian="pt" style:country-asian="BR" style:font-name-complex="Arial2" style:font-size-complex="10pt"/>
    </style:style>
    <style:style style:name="T16" style:family="text">
      <style:text-properties fo:color="#000000" style:font-name="Arial" fo:font-size="10pt" style:font-size-asian="10pt" style:font-name-complex="Arial2" style:font-size-complex="10pt"/>
    </style:style>
    <style:style style:name="T17" style:family="text">
      <style:text-properties fo:color="#000000" style:font-name="Arial" fo:font-size="10pt" style:font-size-asian="10pt" style:font-name-complex="Arial2" style:font-weight-complex="bold"/>
    </style:style>
    <style:style style:name="T18" style:family="text"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T19" style:family="text"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T20" style:family="text">
      <style:text-properties fo:color="#000000" style:font-name="Arial" fo:font-size="10pt" fo:font-weight="bold" style:font-size-asian="10pt" style:font-weight-asian="bold" style:font-name-complex="Arial2" style:font-weight-complex="bold"/>
    </style:style>
    <style:style style:name="T21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22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3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weight-complex="bold"/>
    </style:style>
    <style:style style:name="T24" style:family="text">
      <style:text-properties fo:color="#000000" style:font-name="Arial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5" style:family="text">
      <style:text-properties fo:color="#000000" style:font-name="Arial" fo:font-size="10pt" style:font-name-asian="Times New Roman1" style:font-size-asian="10pt" style:language-asian="pt" style:country-asian="BR" style:font-name-complex="Arial2"/>
    </style:style>
    <style:style style:name="T26" style:family="text"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27" style:family="text">
      <style:text-properties fo:color="#000000" style:font-name="Arial" fo:font-size="10pt" officeooo:rsid="002b28a9" style:font-name-asian="Times New Roman1" style:font-size-asian="10pt" style:language-asian="pt" style:country-asian="BR" style:font-name-complex="Arial2" style:font-size-complex="10pt"/>
    </style:style>
    <style:style style:name="T28" style:family="text">
      <style:text-properties fo:color="#000000" style:font-name="Arial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29" style:family="text">
      <style:text-properties fo:color="#000000" style:font-name="Arial" fo:font-size="10pt" fo:language="en" fo:country="US" style:font-name-asian="Times New Roman1" style:font-size-asian="10pt" style:language-asian="pt" style:country-asian="BR" style:font-name-complex="Arial2" style:font-size-complex="10pt" style:font-weight-complex="bold"/>
    </style:style>
    <style:style style:name="T30" style:family="text"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T31" style:family="text">
      <style:text-properties fo:color="#000000"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32" style:family="text">
      <style:text-properties fo:color="#000000" style:font-name="Arial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33" style:family="text">
      <style:text-properties fo:color="#000000" style:font-name="Arial" fo:font-size="10pt" fo:language="en" fo:country="US" style:font-size-asian="10pt" style:font-name-complex="Arial2" style:font-size-complex="10pt"/>
    </style:style>
    <style:style style:name="T34" style:family="text">
      <style:text-properties fo:color="#000000"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35" style:family="text">
      <style:text-properties fo:color="#000000" style:font-name="Arial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36" style:family="text">
      <style:text-properties fo:color="#000000" style:font-name="Arial" fo:font-size="10pt" fo:font-style="italic" style:font-name-asian="Times New Roman1" style:font-size-asian="10pt" style:language-asian="pt" style:country-asian="BR" style:font-style-asian="italic" style:font-name-complex="Arial2" style:font-style-complex="italic"/>
    </style:style>
    <style:style style:name="T37" style:family="text">
      <style:text-properties fo:color="#000000" style:font-name="Arial" fo:font-size="10pt" fo:background-color="transparent" style:font-name-asian="Times New Roman1" style:font-size-asian="10pt" style:language-asian="pt" style:country-asian="BR" style:font-name-complex="Arial2" style:font-size-complex="10pt"/>
    </style:style>
    <style:style style:name="T38" style:family="text">
      <style:text-properties fo:color="#000000" style:font-name="Arial" fo:font-size="10pt" style:text-underline-style="none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9" style:family="text">
      <style:text-properties fo:color="#000000" style:font-name="Arial1" fo:font-size="10pt" style:text-underline-style="none" fo:font-weight="normal" officeooo:rsid="001f3f3a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40" style:family="text">
      <style:text-properties fo:color="#000000" fo:font-weight="bold" style:font-weight-asian="bold"/>
    </style:style>
    <style:style style:name="T41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42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43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10pt" style:font-weight-complex="bold"/>
    </style:style>
    <style:style style:name="T44" style:family="text">
      <style:text-properties style:font-name="Arial" fo:font-size="10pt" fo:language="pt" fo:country="PT" fo:font-weight="bold" style:font-size-asian="10pt" style:font-weight-asian="bold" style:font-name-complex="Arial2" style:font-size-complex="10pt" style:font-weight-complex="bold"/>
    </style:style>
    <style:style style:name="T45" style:family="text">
      <style:text-properties style:font-name="Arial" fo:font-size="10pt" fo:language="pt" fo:country="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46" style:family="text">
      <style:text-properties style:font-name="Arial" fo:font-size="10pt" fo:language="pt" fo:country="PT" style:font-size-asian="10pt" style:font-name-complex="Arial2" style:font-size-complex="10pt" style:font-weight-complex="bold"/>
    </style:style>
    <style:style style:name="T47" style:family="text">
      <style:text-properties style:font-name="Arial" fo:font-size="10pt" fo:language="pt" fo:country="PT" style:font-size-asian="10pt" style:language-asian="pt" style:country-asian="BR" style:font-name-complex="Arial2" style:font-size-complex="10pt"/>
    </style:style>
    <style:style style:name="T48" style:family="text">
      <style:text-properties style:font-name="Arial" fo:font-size="10pt" style:font-size-asian="10pt" style:font-name-complex="Arial2" style:font-size-complex="10pt"/>
    </style:style>
    <style:style style:name="T49" style:family="text">
      <style:text-properties style:font-name="Arial" fo:font-size="10pt" style:font-size-asian="10pt" style:font-name-complex="Arial2" style:font-size-complex="10pt" style:font-style-complex="italic"/>
    </style:style>
    <style:style style:name="T50" style:family="text">
      <style:text-properties style:font-name="Arial" fo:font-size="10pt" style:font-size-asian="10pt" style:font-name-complex="Arial2" style:font-size-complex="10pt" style:font-weight-complex="bold"/>
    </style:style>
    <style:style style:name="T51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52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53" style:family="text">
      <style:text-properties style:font-name="Arial" fo:font-size="10pt" fo:language="en" fo:country="US" style:font-size-asian="10pt" style:font-name-complex="Arial2" style:font-size-complex="10pt" style:font-weight-complex="bold"/>
    </style:style>
    <style:style style:name="T54" style:family="text">
      <style:text-properties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55" style:family="text">
      <style:text-properties style:font-name="Arial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56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57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58" style:family="text">
      <style:text-properties style:font-name="Arial" fo:font-size="10pt" fo:background-color="transparent" style:font-size-asian="10pt" style:font-name-complex="Arial2" style:font-size-complex="10pt"/>
    </style:style>
    <style:style style:name="T59" style:family="text">
      <style:text-properties fo:language="en" fo:country="US" style:font-weight-complex="bold"/>
    </style:style>
    <style:style style:name="T60" style:family="text">
      <style:text-properties fo:language="pt" fo:country="PT" fo:font-weight="bold" fo:background-color="transparent" style:font-weight-asian="bold" style:font-size-complex="8pt"/>
    </style:style>
    <style:style style:name="T61" style:family="text">
      <style:text-properties fo:language="pt" fo:country="PT" fo:background-color="transparent" style:font-size-complex="8pt" style:font-style-complex="italic"/>
    </style:style>
    <style:style style:name="T62" style:family="text">
      <style:text-properties fo:language="pt" fo:country="PT" style:text-underline-style="none" fo:font-weight="bold" officeooo:rsid="001f3f3a" fo:background-color="transparent" style:font-weight-asian="bold" style:font-size-complex="8pt" style:font-style-complex="italic" style:font-weight-complex="bold"/>
    </style:style>
    <style:style style:name="T63" style:family="text">
      <style:text-properties fo:language="pt" fo:country="PT" style:text-underline-style="none" officeooo:rsid="001f3f3a" fo:background-color="transparent" style:font-size-complex="8pt" style:font-style-complex="italic"/>
    </style:style>
    <style:style style:name="T64" style:family="text">
      <style:text-properties fo:font-weight="bold" style:font-weight-asian="bold"/>
    </style:style>
    <style:style style:name="T65" style:family="text">
      <style:text-properties style:font-size-complex="10pt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fo:font-weight="normal" officeooo:rsid="001f3f3a" fo:background-color="transparent" style:font-weight-asian="normal"/>
    </style:style>
    <style:style style:name="T68" style:family="text">
      <style:text-properties style:font-name="Arial1" fo:language="en" fo:country="US" fo:font-style="normal" style:text-underline-style="none" officeooo:rsid="001f3f3a" style:font-style-asian="normal" style:font-name-complex="Arial1" style:font-style-complex="normal"/>
    </style:style>
    <style:style style:name="T69" style:family="text">
      <style:text-properties style:font-name="Arial1" fo:language="en" fo:country="US" fo:font-style="normal" style:text-underline-style="none" officeooo:rsid="002ebd36" style:font-style-asian="normal" style:font-name-complex="Arial1" style:font-style-complex="normal"/>
    </style:style>
    <style:style style:name="T70" style:family="text">
      <style:text-properties style:font-name="Arial1" fo:font-size="10pt" fo:font-weight="bold" officeooo:rsid="001042e1" fo:background-color="transparent" style:font-size-asian="10pt" style:font-weight-asian="bold" style:font-name-complex="Arial2" style:font-size-complex="10pt" style:font-weight-complex="bold"/>
    </style:style>
    <style:style style:name="T71" style:family="text">
      <style:text-properties style:text-underline-style="solid" style:text-underline-width="auto" style:text-underline-color="font-color" style:font-style-complex="italic"/>
    </style:style>
    <style:style style:name="T72" style:family="text">
      <style:text-properties fo:font-weight="normal" fo:background-color="transparent" style:font-weight-asian="normal"/>
    </style:style>
    <style:style style:name="T73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74" style:family="text">
      <style:text-properties officeooo:rsid="002529cc"/>
    </style:style>
    <style:style style:name="T75" style:family="text">
      <style:text-properties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for each=&quot;information in filter_inf_presentations(o.information_presentation_ids, 'Restri鋏es de uso', 'approved')&quot;&gt;" text:name="FILLIN &quot;&lt;for each=&quot;information in filter_inf_presentations(o.information_presentation_ids, 'Restrições de uso', 'approved')&quot;&gt;&quot;"/>
        <text:user-field-decl office:value-type="string" office:string-value="&lt;if test=&quot;information.parent_information_id&quot;&gt;" text:name="FILLIN &quot;&lt;if test=&quot;information.parent_information_id&quot;&gt;&quot;"/>
        <text:user-field-decl office:value-type="string" office:string-value="&lt;information.parent_information_id.text&gt;" text:name="FILLIN &quot;&lt;information.parent_information_id.text&gt;&quot;"/>
        <text:user-field-decl office:value-type="string" office:string-value="&lt;/if&gt;" text:name="FILLIN &quot;&lt;/if&gt;&quot;"/>
        <text:user-field-decl office:value-type="string" office:string-value="&lt;if test=&quot;not information.parent_information_id&quot;&gt;" text:name="FILLIN &quot;&lt;if test=&quot;not information.parent_information_id&quot;&gt;&quot;"/>
        <text:user-field-decl office:value-type="string" office:string-value="&lt;information.text&gt;" text:name="FILLIN &quot;&lt;information.text&gt;&quot;"/>
        <text:user-field-decl office:value-type="string" office:string-value="&lt;/for&gt;" text:name="FILLIN &quot;&lt;/for&gt;&quot;"/>
      </text:user-field-decls>
      <text:p text:style-name="P64">RELATÓRIO TÉCNICO I</text:p>
      <text:p text:style-name="P31"><text:placeholder text:placeholder-type="text">&lt;setLang('pt_BR')&gt;</text:placeholder></text:p>
      <text:p text:style-name="P6"><text:span text:style-name="T60"><text:placeholder text:placeholder-type="text">&lt;o.technical_product_id.name&gt;</text:placeholder></text:span><text:span text:style-name="T60"> </text:span></text:p>
      <text:p text:style-name="P26"/>
      <text:p text:style-name="P22">PRODUTO TÉCNICO por EQUIVALÊNCIA </text:p>
      <text:p text:style-name="P22"/>
      <text:p text:style-name="P22"/>
      <text:p text:style-name="P20">Este Relatório Técnico contém as informações e documentos exigidos no Anexo II, itens 11, 15 e 16 do Decreto 4.074/02, alterado pelo Decreto 5.981/06.</text:p>
      <text:p text:style-name="P20"/>
      <text:p text:style-name="P116"><text:span text:style-name="T52">1 - Comprovante de que a empresa requerente está devidamente registrada nessa modalidade em órgão competente do Estado, do Distrito Federal ou do Município. </text:span><text:span text:style-name="T51">(Anexo 11.2)</text:span></text:p>
      <text:p text:style-name="P184"><text:span text:style-name="T48"/></text:p>
      <text:p text:style-name="P184"><text:span text:style-name="T48">A empresa </text:span><text:span text:style-name="T48"><text:placeholder text:placeholder-type="text">&lt;o.operative_id.partner_id.name&gt;</text:placeholder></text:span><text:span text:style-name="T48"> está devidamente cadastrada junto ao órgão SEAB/PR sob o nº 003483, conforme dados cadastrais da empresa junto à CGAA. </text:span></text:p>
      <text:p text:style-name="P21"/>
      <text:p text:style-name="P117">2 - Idem, relativamente ao(s) fabricante(s) estabelecido(s) no País.</text:p>
      <text:p text:style-name="P21"/>
      <text:p text:style-name="P35"><text:placeholder text:placeholder-type="text">&lt;for each="manufacturer in o.partner_role_in_registry_ids"&gt;</text:placeholder></text:p>
      <text:p text:style-name="P35"><text:span text:style-name="T65"><text:placeholder text:placeholder-type="text">&lt;if test="manufacturer.type =='manufacturer'"&gt;</text:placeholder></text:span> <text:tab/></text:p>
      <text:p text:style-name="P21"><text:placeholder text:placeholder-type="text">&lt;if test="manufacturer.partner_id.country_id.id ==32"&gt;</text:placeholder></text:p>
      <text:p text:style-name="P36"><text:span text:style-name="T49">A empresa </text:span><text:span text:style-name="T42"><text:placeholder text:placeholder-type="text">&lt;manufacturer.partner_id.name&gt;</text:placeholder></text:span><text:span text:style-name="T42"> </text:span><text:span text:style-name="T49">está devidamente cadastrada junto ao órgão SEAB/PR sob o nº 003483, conforme dados cadastrais da empresa junto à CGAA. </text:span></text:p>
      <text:p text:style-name="P27"><text:placeholder text:placeholder-type="text">&lt;/if&gt;</text:placeholder></text:p>
      <text:p text:style-name="P27"><text:placeholder text:placeholder-type="text">&lt;/if&gt;</text:placeholder></text:p>
      <text:p text:style-name="P27"><text:placeholder text:placeholder-type="text">&lt;/for&gt;</text:placeholder></text:p>
      <text:p text:style-name="P15"/>
      <text:p text:style-name="P15">Não se aplica. Trata-se de fabricante internacional.</text:p>
      <text:p text:style-name="P21"/>
      <text:p text:style-name="P117">3 - Idem, relativamente ao(s) formulador(es) estabelecido(s) no País.</text:p>
      <text:p text:style-name="P21"/>
      <text:p text:style-name="P15">Não se aplica. Trata-se de Produto Técnico.</text:p>
      <text:p text:style-name="P21"/>
      <text:p text:style-name="P121"><text:span text:style-name="T19">4 - Documento comprobatório da condição de representante legal da empresa requerente. </text:span><text:span text:style-name="T51">(Anexo 11.3)</text:span></text:p>
      <text:p text:style-name="P37"><text:span text:style-name="T2"><text:placeholder text:placeholder-type="text">&lt;o.proxy_id.name&gt;</text:placeholder></text:span><text:span text:style-name="T2"> </text:span><text:span text:style-name="T58">é representante legal da empresa </text:span><text:span text:style-name="T2"><text:placeholder text:placeholder-type="text">&lt;o.operative_id.partner_id.name&gt;</text:placeholder></text:span><text:span text:style-name="T58">, conforme consta na Procuração para Representante Legal, constante na pasta cadas</text:span><text:span text:style-name="T48">tral junto à CGAA</text:span><text:span text:style-name="T51">. </text:span></text:p>
      <text:p text:style-name="P21"/>
      <text:p text:style-name="P121"><text:span text:style-name="T19">5 - Certificado de análise física-química do produto. </text:span><text:span text:style-name="T51">(Anexo 11.4)</text:span></text:p>
      <text:p text:style-name="P23">Certificado de análise física-química</text:p>
      <text:p text:style-name="P23"/>
      <text:p text:style-name="P45"><text:placeholder text:placeholder-type="text">&lt;if test="study(o, 'Certificado de análise física-química','approved')"&gt;</text:placeholder></text:p>
      <text:p text:style-name="P55"><text:placeholder text:placeholder-type="text">&lt;for each="study in studies(o, 'Certificado de análise física-química','approved')"&gt;</text:placeholder></text:p>
      <text:p text:style-name="P29"><text:span text:style-name="T48">De acordo com o resultado da análise, o produto encontra-se dentro das especificações, conforme cópia autenticada do Certificado de Análise nº </text:span><text:span text:style-name="T57"><text:placeholder text:placeholder-type="text">&lt;study.reference&gt;</text:placeholder></text:span><text:span text:style-name="T48">, expedido pela </text:span><text:span text:style-name="T57"><text:placeholder text:placeholder-type="text">&lt;if test="study.laboratory_id"&gt;</text:placeholder></text:span><text:span text:style-name="T57"><text:placeholder text:placeholder-type="text">&lt;study.laboratory_id.name&gt;</text:placeholder></text:span><text:span text:style-name="T57"><text:placeholder text:placeholder-type="text">&lt;/if&gt;</text:placeholder></text:span><text:span text:style-name="T57">.</text:span></text:p>
      <text:p text:style-name="P46"><text:placeholder text:placeholder-type="text">&lt;/for&gt;</text:placeholder></text:p>
      <text:p text:style-name="P48"><text:placeholder text:placeholder-type="text">&lt;/if&gt;</text:placeholder></text:p>
      <text:p text:style-name="P47"/>
      <text:p text:style-name="P195">6 - Quando existentes, informações sobre a situação do produto, registro, usos autorizados, restrições e seus motivos, relativamente ao País de origem.</text:p>
      <text:p text:style-name="P57"><text:soft-page-break/></text:p>
      <text:p text:style-name="P125"><text:placeholder text:placeholder-type="text">&lt;for each="inf in informations(o, 'Restrições de uso','approved')"&gt;</text:placeholder></text:p>
      <text:p text:style-name="P54"><text:placeholder text:placeholder-type="text">&lt;insert_html(inf)&gt;</text:placeholder></text:p>
      <text:p text:style-name="P53"/>
      <text:p text:style-name="P131"><text:placeholder text:placeholder-type="text">&lt;/for&gt;</text:placeholder></text:p>
      <text:p text:style-name="P117">7 - Informações sobre a existência de restrições ou proibições a produtos à base do mesmo ingrediente ativo e seus motivos, em outros países.</text:p>
      <text:p text:style-name="P11"/>
      <text:p text:style-name="P125"><text:placeholder text:placeholder-type="text">&lt;for each="inf in informations(o, 'Restrições em outros países','approved')"&gt;</text:placeholder></text:p>
      <text:p text:style-name="P53"><text:placeholder text:placeholder-type="text">&lt;insert_html(inf)&gt;</text:placeholder></text:p>
      <text:p text:style-name="P53"/>
      <text:p text:style-name="P131"><text:placeholder text:placeholder-type="text">&lt;/for&gt;</text:placeholder></text:p>
      <text:p text:style-name="P121"><text:span text:style-name="T19">8 - Descrição detalhada do(s) método(s) de desativação do produto, acompanhada de laudo técnico que indique o poder de redução dos componentes, com a identificação dos resíduos remanescentes e a entidade instalada no País apta a realização do processo. </text:span><text:span text:style-name="T51"><text:s/>(Anexo 11.5)</text:span></text:p>
      <text:p text:style-name="P21"/>
      <text:p text:style-name="P21">Método de desativação:</text:p>
      <text:p text:style-name="P21"/>
      <text:p text:style-name="P125"><text:placeholder text:placeholder-type="text">&lt;for each="inf in informations(o, 'Método de desativação','approved')"&gt;</text:placeholder></text:p>
      <text:p text:style-name="P126"><text:placeholder text:placeholder-type="text">&lt;insert_html(inf)&gt;</text:placeholder></text:p>
      <text:p text:style-name="P53"/>
      <text:p text:style-name="P65"><text:placeholder text:placeholder-type="text">&lt;/for&gt;</text:placeholder></text:p>
      <text:p text:style-name="P52"><text:placeholder text:placeholder-type="text">&lt;for each="study in studies(o, 'Laudo de Desativação','approved')"&gt;</text:placeholder></text:p>
      <text:p text:style-name="P63"><text:span text:style-name="T48">Segue anexa cópia autenticada do Laudo Técnico nº </text:span><text:span text:style-name="T56"><text:placeholder text:placeholder-type="text">&lt;study.reference&gt;</text:placeholder></text:span><text:span text:style-name="T49"> </text:span><text:span text:style-name="T48">da </text:span><text:span text:style-name="T56"><text:placeholder text:placeholder-type="text">&lt;study.name&gt;</text:placeholder></text:span><text:span text:style-name="T48"> referente à desativação do produto </text:span><text:span text:style-name="T43"><text:placeholder text:placeholder-type="text">&lt;o.technical_product_id.name&gt;</text:placeholder></text:span><text:span text:style-name="T48"> de </text:span><text:span text:style-name="T56"><text:placeholder text:placeholder-type="text">&lt;if test="study.end_date")&gt;</text:placeholder></text:span><text:span text:style-name="T56"><text:placeholder text:placeholder-type="text">&lt;formatLang(study.end_date, date=True)&gt;</text:placeholder></text:span><text:span text:style-name="T56"><text:placeholder text:placeholder-type="text">&lt;/if&gt;</text:placeholder></text:span></text:p>
      <text:p text:style-name="P132"><text:placeholder text:placeholder-type="text">&lt;/for&gt;</text:placeholder></text:p>
      <text:p text:style-name="P121"><text:span text:style-name="T19">9 – Produto Técnico de referência, indicando o número do registro. </text:span><text:span text:style-name="T51">(Anexo 15.1)</text:span></text:p>
      <text:p text:style-name="P2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9">Produto de Referência</text:p>
          </table:table-cell>
          <table:table-cell table:style-name="Table2.A1" office:value-type="string">
            <text:p text:style-name="P59">Nº Registro MAPA</text:p>
          </table:table-cell>
        </table:table-row>
        <table:table-row table:style-name="Table2.1">
          <table:table-cell table:style-name="Table2.A2" office:value-type="string">
            <text:p text:style-name="P142"><text:span text:style-name="Fuente_20_de_20_párrafo_20_predeter."><text:span text:style-name="T68"><text:placeholder text:placeholder-type="text">&lt;if test="information(o, 'Produto de referência - Nome')"&gt;</text:placeholder></text:span></text:span><text:span text:style-name="Fuente_20_de_20_párrafo_20_predeter."><text:span text:style-name="T69"><text:placeholder text:placeholder-type="text">&lt;insert_html(information(o, 'Produto de referência - Nome',))&gt;</text:placeholder></text:span></text:span><text:span text:style-name="Fuente_20_de_20_párrafo_20_predeter."><text:span text:style-name="T69"><text:placeholder text:placeholder-type="text">&lt;/if&gt;</text:placeholder></text:span></text:span></text:p>
          </table:table-cell>
          <table:table-cell table:style-name="Table2.B2" office:value-type="string">
            <text:p text:style-name="P142"><text:span text:style-name="Fuente_20_de_20_párrafo_20_predeter."><text:span text:style-name="T68"><text:placeholder text:placeholder-type="text">&lt;if test="information(o, 'Produto de referência - Número Registro')"&gt;</text:placeholder></text:span></text:span><text:span text:style-name="Fuente_20_de_20_párrafo_20_predeter."><text:span text:style-name="T69"><text:placeholder text:placeholder-type="text">&lt;insert_html(information(o, 'Produto de referência - Número Registro',))&gt;</text:placeholder></text:span></text:span><text:span text:style-name="Fuente_20_de_20_párrafo_20_predeter."><text:span text:style-name="T69"><text:placeholder text:placeholder-type="text">&lt;/if&gt;</text:placeholder></text:span></text:span></text:p>
          </table:table-cell>
        </table:table-row>
      </table:table>
      <text:p text:style-name="P12">Segue anexa a Lista Positiva de Referência publicada pela ANVISA. </text:p>
      <text:p text:style-name="P21"/>
      <text:p text:style-name="P121"><text:span text:style-name="T19">10 – Relatório de estudo da análise de 5 bateladas para cada fabricante. </text:span><text:span text:style-name="T20">(Anexo 16.1)</text:span></text:p>
      <text:p text:style-name="P28"/>
      <text:p text:style-name="P30">Encaminhamos o estudo de análise de 5 bateladas dos fabricantes:</text:p>
      <text:p text:style-name="P30"/>
      <text:p text:style-name="P34"><text:span text:style-name="T61"><text:placeholder text:placeholder-type="text">&lt;for each="manufacturer in o.partner_role_in_registry_ids"&gt;</text:placeholder></text:span><text:span text:style-name="T61"> </text:span></text:p>
      <text:p text:style-name="P21"><text:placeholder text:placeholder-type="text">&lt;if test="manufacturer.type =='manufacturer'"&gt;</text:placeholder></text:p>
      <text:p text:style-name="P49"><text:placeholder text:placeholder-type="text">&lt;for each="study in filter_doc_presentations(o.study_presentation_ids, 'Five-Batches', 'approved')"&gt;</text:placeholder></text:p>
      <text:p text:style-name="P42"><text:placeholder text:placeholder-type="text">&lt;if test="study.study_id.supplier_id.name == manufacturer.partner_id.name"&gt;</text:placeholder></text:p>
      <text:p text:style-name="P61"><text:bookmark-start text:name="Bookmark"/><text:placeholder text:placeholder-type="text">&lt;manufacturer.partner_id.name&gt;</text:placeholder></text:p>
      <text:p text:style-name="P50">Ref.: </text:p>
      <text:p text:style-name="P140"><text:span text:style-name="T59"><text:placeholder text:placeholder-type="text">&lt;study.study_id.reference&gt;</text:placeholder></text:span><text:span text:style-name="T59">, </text:span><text:span text:style-name="T59"><text:placeholder text:placeholder-type="text">&lt;study.study_id.name&gt;</text:placeholder></text:span><text:span text:style-name="T59">, </text:span><text:span text:style-name="T59"><text:placeholder text:placeholder-type="text">&lt;study.study_id.laboratory_id.name&gt;</text:placeholder></text:span><text:span text:style-name="T59">, </text:span><text:span text:style-name="T59"><text:placeholder text:placeholder-type="text">&lt;study.study_id.director_author_id.name&gt;</text:placeholder></text:span><text:span text:style-name="T59">, <text:s text:c="5"/></text:span><text:span text:style-name="T59"><text:placeholder text:placeholder-type="text">&lt;study.study_id.number_of_pages&gt;</text:placeholder></text:span><text:soft-page-break/><text:span text:style-name="T59"> pag, </text:span><text:span text:style-name="T59"><text:placeholder text:placeholder-type="text">&lt;if test="study.study_id.end_date"&gt;</text:placeholder></text:span><text:span text:style-name="T59"><text:placeholder text:placeholder-type="text">&lt;formatLang(study.study_id.end_date, date=True)&gt;</text:placeholder></text:span><text:span text:style-name="T59"><text:placeholder text:placeholder-type="text">&lt;/if&gt;</text:placeholder></text:span></text:p>
      <text:p text:style-name="P51"/>
      <text:p text:style-name="P56"><text:placeholder text:placeholder-type="text">&lt;/if&gt;</text:placeholder></text:p>
      <text:p text:style-name="P43"><text:placeholder text:placeholder-type="text">&lt;/for&gt;</text:placeholder></text:p>
      <text:p text:style-name="P56"><text:placeholder text:placeholder-type="text">&lt;/if&gt;</text:placeholder></text:p>
      <text:p text:style-name="P44"><text:placeholder text:placeholder-type="text">&lt;/for&gt;</text:placeholder></text:p>
      <text:p text:style-name="P24"/>
      <text:p text:style-name="P121"><text:bookmark-end text:name="Bookmark"/><text:span text:style-name="T19">11- Declaração única do registrante sobre a composição qualitativa e quantitativa do produto, elaborada com base no(s) laudo(s) laboratorial(is) das análises de cinco bateladas de cada fabricante, o(s) qual(is) deverá(ão) acompanhar a declaração.</text:span><text:span text:style-name="T44"> (Anexo 16.1)</text:span></text:p>
      <text:p text:style-name="P19"/>
      <text:p text:style-name="P4">Segue anexo:</text:p>
      <text:p text:style-name="P2"><text:span text:style-name="T45">“Declaração da Composição Qualitativa e Quantitativa”</text:span><text:span text:style-name="T47"> do produto </text:span><text:span text:style-name="T12"><text:placeholder text:placeholder-type="text">&lt;o.technical_product_id.name&gt;</text:placeholder></text:span><text:span text:style-name="T12">,</text:span><text:span text:style-name="T3"> </text:span><text:span text:style-name="T47"><text:s/>elaborada com base no estudo de análise de cinco bateladas</text:span></text:p>
      <text:p text:style-name="P2"><text:bookmark-start text:name="bkmNomeFabRaz1"/><text:bookmark-start text:name="bkm5b11"/><field:fieldmark-start text:name="__Fieldmark__1781_1869783343" field:type=""/><text:span text:style-name="T2"><text:placeholder text:placeholder-type="text">&lt;for each="manufacturer in o.partner_role_in_registry_ids"&gt;</text:placeholder></text:span><text:span text:style-name="T2"> </text:span></text:p>
      <text:p text:style-name="P21"><text:placeholder text:placeholder-type="text">&lt;if test="manufacturer.type =='manufacturer'"&gt;</text:placeholder></text:p>
      <text:p text:style-name="P49"><text:placeholder text:placeholder-type="text">&lt;for each="study in filter_doc_presentations(o.study_presentation_ids, 'Five-Batches', 'approved')"&gt;</text:placeholder></text:p>
      <text:p text:style-name="P42"><text:placeholder text:placeholder-type="text">&lt;if test="study.study_id.supplier_id.name == manufacturer.partner_id.name"&gt;</text:placeholder></text:p>
      <text:p text:style-name="P61"><text:placeholder text:placeholder-type="text">&lt;manufacturer.partner_id.name&gt;</text:placeholder></text:p>
      <text:p text:style-name="P50">Ref.: </text:p>
      <text:p text:style-name="P140"><text:span text:style-name="T59"><text:placeholder text:placeholder-type="text">&lt;study.study_id.reference&gt;</text:placeholder></text:span><text:span text:style-name="T59">, </text:span><text:span text:style-name="T59"><text:placeholder text:placeholder-type="text">&lt;study.study_id.name&gt;</text:placeholder></text:span><text:span text:style-name="T59">,</text:span><text:span text:style-name="T59"><text:placeholder text:placeholder-type="text">&lt;study.study_id.laboratory_id.name&gt;</text:placeholder></text:span><text:span text:style-name="T59">, </text:span><text:span text:style-name="T59"><text:placeholder text:placeholder-type="text">&lt;study.study_id.director_author_id.name&gt;</text:placeholder></text:span><text:span text:style-name="T59">, <text:s text:c="5"/></text:span><text:span text:style-name="T59"><text:placeholder text:placeholder-type="text">&lt;study.study_id.number_of_pages&gt;</text:placeholder></text:span><text:span text:style-name="T59"> pag, </text:span><text:span text:style-name="T59"><text:placeholder text:placeholder-type="text">&lt;if test="study.study_id.end_date"&gt;</text:placeholder></text:span><text:span text:style-name="T59"><text:placeholder text:placeholder-type="text">&lt;formatLang(study.study_id.end_date, date=True)&gt;</text:placeholder></text:span><text:span text:style-name="T59"><text:placeholder text:placeholder-type="text">&lt;/if&gt;</text:placeholder></text:span></text:p>
      <text:p text:style-name="P51"/>
      <text:p text:style-name="P56"><text:placeholder text:placeholder-type="text">&lt;/if&gt;</text:placeholder></text:p>
      <text:p text:style-name="P43"><text:placeholder text:placeholder-type="text">&lt;/for&gt;</text:placeholder></text:p>
      <text:p text:style-name="P56"><text:placeholder text:placeholder-type="text">&lt;/if&gt;</text:placeholder></text:p>
      <text:p text:style-name="P3"><text:placeholder text:placeholder-type="text">&lt;/for&gt;</text:placeholder></text:p>
      <text:p text:style-name="P2"><field:fieldmark-end/><text:bookmark-end text:name="bkm5b11"/></text:p>
      <text:p text:style-name="P25">Juntamente com o estudo de análise de 5 bateladas segue cópia autenticada com tradução juramentada do documento comprobatório de produção de cada batelada informando a unidade de fabricação</text:p>
      <text:p text:style-name="P16"/>
      <text:p text:style-name="P123"><text:bookmark-end text:name="bkmNomeFabRaz1"/><text:span text:style-name="T40">12- Descrição da metodologia analítica para determinação qualitativa e quantitativa do ingrediente ativo, das impurezas em concentrações superiores ou iguais a 0,1% e das impurezas toxicológica ou ambientalmente relevantes em concentrações inferiores a 0,1%.</text:span></text:p>
      <text:p text:style-name="P21"/>
      <text:p text:style-name="P11"><text:span text:style-name="T26">As impurezas são discutidas na</text:span><text:span text:style-name="T25"> </text:span><text:span text:style-name="T22">“Declaração da</text:span><text:span text:style-name="T23"> </text:span><text:span text:style-name="T5">Composição Qualitativa e Quantitativa”</text:span><text:span text:style-name="T7"> </text:span><text:span text:style-name="T26">do produt</text:span><text:span text:style-name="T9">o </text:span><text:span text:style-name="T12"><text:placeholder text:placeholder-type="text">&lt;o.technical_product_id.name&gt;</text:placeholder></text:span></text:p>
      <text:p text:style-name="P32"><text:span text:style-name="T8">A metologia analítica quali-quantitativa do</text:span><text:span text:style-name="T7"> </text:span><text:span text:style-name="T5">ingrediente ativo</text:span><text:span text:style-name="T7"> </text:span><text:span text:style-name="T8">e suas</text:span><text:span text:style-name="T7"> </text:span><text:span text:style-name="T5">impurezas</text:span><text:span text:style-name="T6"> </text:span><text:span text:style-name="T8">encontram-se descritas no</text:span><text:span text:style-name="T7"> </text:span><text:span text:style-name="T5">Estudo de Análise de Cinco Bateladas</text:span><text:span text:style-name="T7"> </text:span><text:span text:style-name="T8">do produto;</text:span></text:p>
      <text:p text:style-name="P33"/>
      <text:p text:style-name="P32"><text:span text:style-name="T26">Estas informações e documentos estão constantes no</text:span><text:span text:style-name="T25"> </text:span><text:span text:style-name="T22">Anexo 16.1</text:span></text:p>
      <text:p text:style-name="P21"/>
      <text:p text:style-name="P117"><text:soft-page-break/>13 - Descrição da metodologia analítica dos principais produtos de degradação do ingrediente ativo, para fins de monitoramento e fiscalização. A dispensa desta informação fica sujeita à justificativa técnica fundamentada. </text:p>
      <text:p text:style-name="P21"/>
      <text:p text:style-name="P175"><text:span text:style-name="T17"><text:s/></text:span><text:span text:style-name="T26">Os principais produtos de degradação do ingrediente ativo, para fins de monitoramento e fiscalização, são discutidos na</text:span><text:span text:style-name="T25"> </text:span><text:span text:style-name="T5">“Declaração da Composição Qualitativa e Quantitativa”</text:span><text:span text:style-name="T7"> </text:span><text:span text:style-name="T8">do produto </text:span><text:span text:style-name="T13"><text:placeholder text:placeholder-type="text">&lt;o.technical_product_id.name&gt;</text:placeholder></text:span></text:p>
      <text:p text:style-name="P38"><text:span text:style-name="T15">A</text:span><text:span text:style-name="T14"> </text:span><text:span text:style-name="T37">descrição da metodologia analítica para os produtos de degradação do ingrediente ativo, para fins de monitoramento e fiscalização,</text:span><text:span text:style-name="T15">encontra-se detalhada no “</text:span><text:span text:style-name="T4">Estudo de Análise de Cinco Bateladas”</text:span><text:span text:style-name="T14"> </text:span><text:span text:style-name="T15">do produto</text:span><text:span text:style-name="T8">;</text:span></text:p>
      <text:p text:style-name="P10"><text:span text:style-name="T26">Estas informações e documentos estão constantes no</text:span><text:span text:style-name="T25"> </text:span><text:span text:style-name="T22">Anexo 16.1</text:span></text:p>
      <text:p text:style-name="P60"/>
      <text:p text:style-name="P58"/>
      <text:p text:style-name="P117">14 - Descrição do processo de produção do produto técnico, contemplando suas etapas de síntese, seus subprodutos e impurezas, fornecida pelo fabricante.</text:p>
      <text:p text:style-name="P39"><text:s/></text:p>
      <text:p text:style-name="P40"><text:span text:style-name="T8">Seguem anexas as c</text:span><text:span text:style-name="T26">ópias autenticadas das</text:span><text:span text:style-name="T23"> </text:span><text:span text:style-name="T26">declarações fornecidas pelo fabricante e de suas respectivas traduções juramentadas:</text:span></text:p>
      <text:p text:style-name="P41"/>
      <text:p text:style-name="P133"><text:span text:style-name="T62"><text:placeholder text:placeholder-type="text">&lt;for each="manufacturer in partners(o, 'manufacturer')"&gt;</text:placeholder></text:span></text:p>
      <text:p text:style-name="P5"><text:placeholder text:placeholder-type="text">&lt;manufacturer.name&gt;</text:placeholder></text:p>
      <text:p text:style-name="P62"><text:bookmark-start text:name="bkmNomeFabRaz21"/></text:p>
      <text:p text:style-name="P144"><text:span text:style-name="T38"><text:placeholder text:placeholder-type="text">&lt;if test="p_doc(o, 'Authorization letter', 'approved', manufacturer)"&gt;</text:placeholder></text:span></text:p>
      <text:p text:style-name="P144"><text:span text:style-name="T39"><text:placeholder text:placeholder-type="text">&lt;for each="doc in p_doc(o, 'Authorization letter', 'approved', manufacturer)"&gt;</text:placeholder></text:span></text:p>
      <text:p text:style-name="P143"><text:span text:style-name="T26">- Carta de Autorização de Acesso de Uso de Dados – </text:span><text:span text:style-name="T26"><text:placeholder text:placeholder-type="text">&lt;doc.name&gt;</text:placeholder></text:span><text:span text:style-name="T26"> <text:s/></text:span><text:span text:style-name="T46">Carta de Acesso de Uso de Dados.</text:span><text:span text:style-name="T9"> </text:span><text:span text:style-name="T9"><text:placeholder text:placeholder-type="text">&lt;doc.number_of_pages&gt;</text:placeholder></text:span><text:span text:style-name="T9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70"><text:span text:style-name="T28"><text:placeholder text:placeholder-type="text">&lt;/for&gt;</text:placeholder></text:span></text:p>
      <text:p text:style-name="P170"><text:span text:style-name="T33"><text:placeholder text:placeholder-type="text">&lt;/if&gt;</text:placeholder></text:span></text:p>
      <text:p text:style-name="P169"><text:span text:style-name="T33"/></text:p>
      <text:p text:style-name="P145"><text:span text:style-name="T38"><text:placeholder text:placeholder-type="text">&lt;if test="p_doc(o, 'Process of manufacture', 'approved', manufacturer)"&gt;</text:placeholder></text:span></text:p>
      <text:p text:style-name="P145"><text:span text:style-name="T39"><text:placeholder text:placeholder-type="text">&lt;for each="doc in p_doc(o, 'Process of manufacture', 'approved', manufacturer)"&gt;</text:placeholder></text:span></text:p>
      <text:p text:style-name="P148"><text:span text:style-name="T26">- </text:span><text:span text:style-name="T8">Descrição do processo de produção do produto técnico fornecida pelo fabricante</text:span><text:span text:style-name="T26"> </text:span><text:span text:style-name="T26"><text:placeholder text:placeholder-type="text">&lt;doc.name&gt;</text:placeholder></text:span><text:span text:style-name="T26"> <text:s/></text:span><text:span text:style-name="T9">Processo de Manufatura</text:span><text:span text:style-name="T46">.</text:span><text:span text:style-name="T9"> </text:span><text:span text:style-name="T9"><text:placeholder text:placeholder-type="text">&lt;doc.number_of_pages&gt;</text:placeholder></text:span><text:span text:style-name="T9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71"><text:span text:style-name="T28"><text:placeholder text:placeholder-type="text">&lt;/for&gt;</text:placeholder></text:span></text:p>
      <text:p text:style-name="P162"><text:span text:style-name="T66"><text:placeholder text:placeholder-type="text">&lt;/if&gt;</text:placeholder></text:span></text:p>
      <text:p text:style-name="P162"><text:span text:style-name="T66"/></text:p>
      <text:p text:style-name="P145"><text:span text:style-name="T38"><text:placeholder text:placeholder-type="text">&lt;if test="p_doc(o, 'Justification of impurities', 'approved', manufacturer)"&gt;</text:placeholder></text:span></text:p>
      <text:p text:style-name="P145"><text:span text:style-name="T39"><text:placeholder text:placeholder-type="text">&lt;for each="doc in p_doc(o, 'Justification of impurities', 'approved', manufacturer)"&gt;</text:placeholder></text:span></text:p>
      <text:p text:style-name="P153"><text:span text:style-name="T26">- </text:span><text:span text:style-name="T27">Discussão sobre a formação teórica de todas as possíveis impurezas geradas no processo de fabricação do produto técnico </text:span><text:span text:style-name="T10">- </text:span><text:span text:style-name="T26"><text:placeholder text:placeholder-type="text">&lt;doc.name&gt;</text:placeholder></text:span><text:span text:style-name="T26"> </text:span><text:span text:style-name="T9">Justificativa de Formação de Impurezas</text:span><text:span text:style-name="T46">.</text:span><text:span text:style-name="T9"> </text:span><text:span text:style-name="T9"><text:placeholder text:placeholder-type="text">&lt;doc.number_of_pages&gt;</text:placeholder></text:span><text:span text:style-name="T9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71"><text:span text:style-name="T28"><text:placeholder text:placeholder-type="text">&lt;/for&gt;</text:placeholder></text:span></text:p>
      <text:p text:style-name="P162"><text:span text:style-name="T66"><text:placeholder text:placeholder-type="text">&lt;/if&gt;</text:placeholder></text:span></text:p>
      <text:p text:style-name="P137"><text:span text:style-name="T66"/></text:p>
      <text:p text:style-name="P145"><text:span text:style-name="T38"><text:placeholder text:placeholder-type="text">&lt;if test="p_doc(o, 'Declaration of Supply', 'approved', manufacturer)"&gt;</text:placeholder></text:span></text:p>
      <text:p text:style-name="P145"><text:span text:style-name="T39"><text:placeholder text:placeholder-type="text">&lt;for each="doc in p_doc(o, 'Declaration of Supply', 'approved', manufacturer)"&gt;</text:placeholder></text:span></text:p>
      <text:p text:style-name="P148"><text:span text:style-name="T26">- </text:span><text:span text:style-name="T8">Declaração do fabricante assegurando o fornecimento do produto para o registrante conforme as especificações do registro </text:span><text:span text:style-name="T10"><text:s/>- </text:span><text:span text:style-name="T26"><text:placeholder text:placeholder-type="text">&lt;doc.name&gt;</text:placeholder></text:span><text:span text:style-name="T26"> </text:span><text:span text:style-name="T9">Declaração de Fornecimento</text:span><text:span text:style-name="T46">.</text:span><text:span text:style-name="T9"> </text:span><text:span text:style-name="T9"><text:placeholder text:placeholder-type="text">&lt;doc.number_of_pages&gt;</text:placeholder></text:span><text:span text:style-name="T9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71"><text:soft-page-break/><text:span text:style-name="T28"><text:placeholder text:placeholder-type="text">&lt;/for&gt;</text:placeholder></text:span></text:p>
      <text:p text:style-name="P162"><text:span text:style-name="T66"><text:placeholder text:placeholder-type="text">&lt;/if&gt;</text:placeholder></text:span></text:p>
      <text:p text:style-name="P157"><text:placeholder text:placeholder-type="text">&lt;/for&gt;</text:placeholder></text:p>
      <text:p text:style-name="P174"/>
      <text:p text:style-name="P118">15 - Discussão sobre a formação teórica de todas as possíveis impurezas geradas no processo de produção.</text:p>
      <text:p text:style-name="P67"/>
      <text:p text:style-name="P104"><text:span text:style-name="T26">A discussão sobre a formação teórica de todas as possíveis impurezas geradas no processo de produção é relatada na </text:span><text:span text:style-name="T21">“Declaração da Composição Qualitativa e Quantitativa”</text:span><text:span text:style-name="T26"> do produto </text:span><text:span text:style-name="T12"><text:placeholder text:placeholder-type="text">&lt;o.technical_product_id.name&gt;</text:placeholder></text:span><text:span text:style-name="T12"> </text:span><text:span text:style-name="T26">e nas </text:span><text:span text:style-name="T21">“Declarações do Fabricante”.</text:span></text:p>
      <text:p text:style-name="P70"/>
      <text:p text:style-name="P104"><text:span text:style-name="T26">Estas informações e documentos estão constantes no </text:span><text:span text:style-name="T21">Anexo 16.1:</text:span><text:span text:style-name="T26"> </text:span></text:p>
      <text:p text:style-name="P70"/>
      <text:p text:style-name="P104"><text:span text:style-name="T26"><text:s/>“</text:span><text:span text:style-name="T21">Declaração da Composição Qualitativa e Quantitativa”</text:span><text:span text:style-name="T26"> do produto </text:span><text:span text:style-name="T12"><text:placeholder text:placeholder-type="text">&lt;o.technical_product_id.name&gt;</text:placeholder></text:span><text:span text:style-name="T12">, </text:span><text:span text:style-name="T26">elaborada com base no estudo de análise de cinco bateladas.</text:span></text:p>
      <text:p text:style-name="P70"/>
      <text:p text:style-name="P69">Estudo de análise de cinco bateladas do fabricante:</text:p>
      <text:p text:style-name="P70"/>
      <text:p text:style-name="P134"><text:span text:style-name="T62"/></text:p>
      <text:p text:style-name="P134"><text:span text:style-name="T62"><text:placeholder text:placeholder-type="text">&lt;for each="manufacturer in partners(o, 'manufacturer')"&gt;</text:placeholder></text:span></text:p>
      <text:p text:style-name="P182"><text:placeholder text:placeholder-type="text">&lt;manufacturer.name&gt;</text:placeholder></text:p>
      <text:p text:style-name="P167"/>
      <text:p text:style-name="P146"><text:span text:style-name="T38"><text:placeholder text:placeholder-type="text">&lt;if test="study(o, 'Five-Batches', 'approved', manufacturer)"&gt;</text:placeholder></text:span></text:p>
      <text:p text:style-name="P146"><text:span text:style-name="T39"><text:placeholder text:placeholder-type="text">&lt;for each="study in study(o, 'Five-Batches', 'approved', manufacturer)"&gt;</text:placeholder></text:span></text:p>
      <text:p text:style-name="P138"><text:bookmark-start text:name="bkm161_21"/></text:p>
      <text:p text:style-name="P105"><text:span text:style-name="T28">Ref: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 </text:span><text:span text:style-name="T34"><text:placeholder text:placeholder-type="text">&lt;if test="study.laboratory_id"&gt;</text:placeholder></text:span><text:span text:style-name="T34"><text:placeholder text:placeholder-type="text">&lt;study.laboratory_id.name&gt;</text:placeholder></text:span><text:span text:style-name="T34"><text:placeholder text:placeholder-type="text">&lt;/if&gt;</text:placeholder></text:span><text:span text:style-name="T34">, </text:span><text:span text:style-name="T34"><text:placeholder text:placeholder-type="text">&lt;if test="study.director_author_id"&gt;</text:placeholder></text:span><text:span text:style-name="T34"><text:placeholder text:placeholder-type="text">&lt;study.director_author_id.name&gt;</text:placeholder></text:span><text:span text:style-name="T34"><text:placeholder text:placeholder-type="text">&lt;/if&gt;</text:placeholder></text:span><text:span text:style-name="T34">, <text:s text:c="5"/>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 date=True)&gt;</text:placeholder></text:span><text:span text:style-name="T34"><text:placeholder text:placeholder-type="text">&lt;/if&gt;</text:placeholder></text:span></text:p>
      <text:p text:style-name="P71"/>
      <text:p text:style-name="P136"><text:placeholder text:placeholder-type="text">&lt;/for&gt;</text:placeholder></text:p>
      <text:p text:style-name="P185"><text:placeholder text:placeholder-type="text">&lt;/if&gt;</text:placeholder></text:p>
      <text:p text:style-name="P179"><text:span text:style-name="T71"><text:placeholder text:placeholder-type="text">&lt;/for&gt;</text:placeholder></text:span></text:p>
      <text:p text:style-name="P178"/>
      <text:p text:style-name="P104"><text:span text:style-name="T28">J</text:span><text:span text:style-name="T26">untamente com o estudo de análise de 5 bateladas segue cópia autenticada com tradução juramentada do documento comprobatório de produção de cada batelada informando a unidade de fabricação</text:span></text:p>
      <text:p text:style-name="P72"/>
      <text:p text:style-name="P104"><text:bookmark-end text:name="bkm161_21"/><text:span text:style-name="T26">E no </text:span><text:span text:style-name="T21">Anexo 16.5</text:span><text:span text:style-name="T26">:</text:span></text:p>
      <text:p text:style-name="P70"/>
      <text:p text:style-name="P104"><text:span text:style-name="T26">Cópia autenticada das </text:span><text:span text:style-name="T21">“Declarações do Fabricante”</text:span><text:span text:style-name="T26"> e de suas respectivas traduções juramentadas:</text:span></text:p>
      <text:p text:style-name="P70"/>
      <text:p text:style-name="P135"><text:span text:style-name="T62"><text:placeholder text:placeholder-type="text">&lt;for each="manufacturer in partners(o, 'manufacturer')"&gt;</text:placeholder></text:span></text:p>
      <text:p text:style-name="P183"><text:placeholder text:placeholder-type="text">&lt;manufacturer.name&gt;</text:placeholder></text:p>
      <text:p text:style-name="P168"/>
      <text:p text:style-name="P147"><text:span text:style-name="T38"><text:placeholder text:placeholder-type="text">&lt;if test="p_doc(o, 'Authorization letter', 'approved', manufacturer)"&gt;</text:placeholder></text:span></text:p>
      <text:p text:style-name="P147"><text:span text:style-name="T39"><text:placeholder text:placeholder-type="text">&lt;for each="doc in p_doc(o, 'Authorization letter', 'approved', manufacturer)"&gt;</text:placeholder></text:span></text:p>
      <text:p text:style-name="P153"><text:span text:style-name="T26">- Carta de Autorização de Acesso de Uso de Dados – </text:span><text:span text:style-name="T26"><text:placeholder text:placeholder-type="text">&lt;doc.name&gt;</text:placeholder></text:span><text:span text:style-name="T46">.</text:span><text:span text:style-name="T9"> </text:span><text:span text:style-name="T9"><text:placeholder text:placeholder-type="text">&lt;doc.number_of_pages&gt;</text:placeholder></text:span><text:span text:style-name="T9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72"><text:span text:style-name="T28"><text:placeholder text:placeholder-type="text">&lt;/for&gt;</text:placeholder></text:span></text:p>
      <text:p text:style-name="P172"><text:soft-page-break/><text:span text:style-name="T33"><text:placeholder text:placeholder-type="text">&lt;/if&gt;</text:placeholder></text:span></text:p>
      <text:p text:style-name="P147"><text:span text:style-name="T38"><text:placeholder text:placeholder-type="text">&lt;if test="p_doc(o, 'Process of manufacture', 'approved', manufacturer)"&gt;</text:placeholder></text:span></text:p>
      <text:p text:style-name="P147"><text:span text:style-name="T39"><text:placeholder text:placeholder-type="text">&lt;for each="doc in p_doc(o, 'Process of manufacture', 'approved', manufacturer)"&gt;</text:placeholder></text:span></text:p>
      <text:p text:style-name="P153"><text:span text:style-name="T26">- </text:span><text:span text:style-name="T11">Descrição do Processo de Fabricação, Matérias-Primas e Impurezas </text:span><text:span text:style-name="T10"><text:s/>- </text:span><text:span text:style-name="T26"><text:placeholder text:placeholder-type="text">&lt;doc.name&gt;</text:placeholder></text:span><text:span text:style-name="T26"> </text:span><text:span text:style-name="T9">Justificativa de Formação de Impurezas</text:span><text:span text:style-name="T46">.</text:span><text:span text:style-name="T9"> </text:span><text:span text:style-name="T9"><text:placeholder text:placeholder-type="text">&lt;doc.number_of_pages&gt;</text:placeholder></text:span><text:span text:style-name="T9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72"><text:span text:style-name="T28"><text:placeholder text:placeholder-type="text">&lt;/for&gt;</text:placeholder></text:span></text:p>
      <text:p text:style-name="P163"><text:span text:style-name="T66"><text:placeholder text:placeholder-type="text">&lt;/if&gt;</text:placeholder></text:span></text:p>
      <text:p text:style-name="P147"><text:span text:style-name="T38"><text:placeholder text:placeholder-type="text">&lt;if test="p_doc(o, 'Declaration of Supply', 'approved', manufacturer)"&gt;</text:placeholder></text:span></text:p>
      <text:p text:style-name="P147"><text:span text:style-name="T39"><text:placeholder text:placeholder-type="text">&lt;for each="doc in p_doc(o, 'Declaration of Supply', 'approved', manufacturer)"&gt;</text:placeholder></text:span></text:p>
      <text:p text:style-name="P153"><text:span text:style-name="T26">- </text:span><text:span text:style-name="T8">Declaração do fabricante assegurando o fornecimento do produto para o registrante conforme as especificações do registro </text:span><text:span text:style-name="T10"><text:s/>- </text:span><text:span text:style-name="T26"><text:placeholder text:placeholder-type="text">&lt;doc.name&gt;</text:placeholder></text:span><text:span text:style-name="T26"> </text:span><text:span text:style-name="T9">Declaração de Fornecimento</text:span><text:span text:style-name="T46">.</text:span><text:span text:style-name="T9"> </text:span><text:span text:style-name="T9"><text:placeholder text:placeholder-type="text">&lt;doc.number_of_pages&gt;</text:placeholder></text:span><text:span text:style-name="T9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72"><text:span text:style-name="T28"><text:placeholder text:placeholder-type="text">&lt;/for&gt;</text:placeholder></text:span></text:p>
      <text:p text:style-name="P163"><text:span text:style-name="T66"><text:placeholder text:placeholder-type="text">&lt;/if&gt;</text:placeholder></text:span></text:p>
      <text:p text:style-name="P159"><text:span text:style-name="T63"><text:placeholder text:placeholder-type="text">&lt;/for&gt;</text:placeholder></text:span></text:p>
      <text:p text:style-name="P114"><text:bookmark text:name="bkm165_11"/></text:p>
      <text:p text:style-name="P120">16 - Relatório de estudos de propriedades físico-químicas:</text:p>
      <text:p text:style-name="P115"/>
      <text:p text:style-name="P124"><text:span text:style-name="T18">16.6.1.</text:span><text:span text:style-name="T16"> </text:span><text:span text:style-name="T18">Ponto de </text:span><text:bookmark-start text:name="bkmPonFusEbu"/><text:span text:style-name="T18">fusão/ebulição</text:span><text:bookmark-end text:name="bkmPonFusEbu"/><text:span text:style-name="T18"> (Anexo </text:span><text:bookmark-start text:name="Text11"/><field:fieldmark-start text:name="__Fieldmark__19564_1869783343" field:type=""/><text:span text:style-name="T18">16.3</text:span><field:fieldmark-end/><text:bookmark-end text:name="Text11"/><text:span text:style-name="T18">)</text:span></text:p>
      <text:p text:style-name="P130"><text:span text:style-name="T67"><text:placeholder text:placeholder-type="text">&lt;for each="study in studies(o,  'Ponto de fusão','approved')"&gt;</text:placeholder></text:span></text:p>
      <text:p text:style-name="P104"><text:span text:style-name="T54"/></text:p>
      <text:p text:style-name="P104"><text:span text:style-name="T54">Resumo</text:span><text:span text:style-name="T53">: </text:span></text:p>
      <text:p text:style-name="P83"><text:placeholder text:placeholder-type="text">&lt;insert_html(study.summary_pt)&gt;</text:placeholder></text:p>
      <text:p text:style-name="P77"/>
      <text:p text:style-name="P103"><text:span text:style-name="T54">Resultado</text:span><text:span text:style-name="T53">: </text:span></text:p>
      <text:p text:style-name="P87"><text:placeholder text:placeholder-type="text">&lt;insert_html(study.result_pt)&gt;</text:placeholder></text:p>
      <text:p text:style-name="P76"/>
      <text:p text:style-name="P92">Ref.:</text:p>
      <text:p text:style-name="P78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74">pag, </text:span><text:span text:style-name="T74"><text:placeholder text:placeholder-type="text">&lt;if test="study.end_date"&gt;</text:placeholder></text:span><text:span text:style-name="T74"><text:placeholder text:placeholder-type="text">&lt;formatLang(study.end_date,date=True)&gt;</text:placeholder></text:span><text:span text:style-name="T74"><text:placeholder text:placeholder-type="text">&lt;/if&gt;</text:placeholder></text:span></text:p>
      <text:p text:style-name="P186"><text:span text:style-name="T72"><text:placeholder text:placeholder-type="text">&lt;/for&gt;</text:placeholder></text:span></text:p>
      <text:p text:style-name="P77"/>
      <text:p text:style-name="P122"><text:span text:style-name="T30">16.6.2.</text:span><text:span text:style-name="T33"> </text:span><text:span text:style-name="T30">Pressão de vapor <text:s/>(Anexo </text:span><text:bookmark-start text:name="Text21"/><field:fieldmark-start text:name="__Fieldmark__19648_1869783343" field:type=""/><text:span text:style-name="T30">16.4</text:span><field:fieldmark-end/><text:bookmark-end text:name="Text21"/><text:span text:style-name="T30">)</text:span></text:p>
      <text:p text:style-name="P77"/>
      <text:p text:style-name="P127"><text:placeholder text:placeholder-type="text">&lt;for each="study in studies(o,  'Pressão vapor','approved')"&gt;</text:placeholder></text:p>
      <text:p text:style-name="P194"/>
      <text:p text:style-name="P111"><text:span text:style-name="T54">Resumo</text:span><text:span text:style-name="T53">: </text:span></text:p>
      <text:p text:style-name="P84"><text:placeholder text:placeholder-type="text">&lt;insert_html(study.summary_pt)&gt;</text:placeholder></text:p>
      <text:p text:style-name="P97"/>
      <text:p text:style-name="P108"><text:span text:style-name="T54">Resultado</text:span><text:span text:style-name="T53">: </text:span></text:p>
      <text:p text:style-name="P88"><text:span text:style-name="T75"><text:placeholder text:placeholder-type="text">&lt;insert_html(study.result_pt)&gt;</text:placeholder></text:span></text:p>
      <text:p text:style-name="P76"/>
      <text:p text:style-name="P93">Ref.:</text:p>
      <text:p text:style-name="P79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74">pag, </text:span><text:span text:style-name="T74"><text:placeholder text:placeholder-type="text">&lt;if test="study.end_date"&gt;</text:placeholder></text:span><text:span text:style-name="T74"><text:placeholder text:placeholder-type="text">&lt;formatLang(study.end_date,date=True)&gt;</text:placeholder></text:span><text:span text:style-name="T74"><text:placeholder text:placeholder-type="text">&lt;/if&gt;</text:placeholder></text:span></text:p>
      <text:p text:style-name="P187"><text:placeholder text:placeholder-type="text">&lt;/for&gt;</text:placeholder></text:p>
      <text:p text:style-name="P190"><text:soft-page-break/></text:p>
      <text:p text:style-name="P77"/>
      <text:p text:style-name="P122"><text:span text:style-name="T30">16.6.3.</text:span><text:span text:style-name="T33"> </text:span><text:span text:style-name="T30">Solubilidade em água</text:span><text:span text:style-name="T54"> </text:span><text:span text:style-name="T30">(Anexo </text:span><text:bookmark-start text:name="Text31"/><field:fieldmark-start text:name="__Fieldmark__19741_1869783343" field:type=""/><text:span text:style-name="T30">16.5</text:span><field:fieldmark-end/><text:bookmark-end text:name="Text31"/><text:span text:style-name="T30">)</text:span></text:p>
      <text:p text:style-name="P94"/>
      <text:p text:style-name="P128"><text:placeholder text:placeholder-type="text">&lt;for each="study in studies(o,  'Solubilidade/Miscibilidade','approved')"&gt;</text:placeholder></text:p>
      <text:p text:style-name="P192"/>
      <text:p text:style-name="P112"><text:span text:style-name="T54">Resumo</text:span><text:span text:style-name="T53">: </text:span></text:p>
      <text:p text:style-name="P85"><text:placeholder text:placeholder-type="text">&lt;insert_html(study.summary_pt)&gt;</text:placeholder></text:p>
      <text:p text:style-name="P99"/>
      <text:p text:style-name="P109"><text:span text:style-name="T54">Resultado</text:span><text:span text:style-name="T53">: </text:span></text:p>
      <text:p text:style-name="P89"><text:placeholder text:placeholder-type="text">&lt;insert_html(study.result_pt)&gt;</text:placeholder></text:p>
      <text:p text:style-name="P98"/>
      <text:p text:style-name="P95">Ref.:</text:p>
      <text:p text:style-name="P80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74">pag, </text:span><text:span text:style-name="T74"><text:placeholder text:placeholder-type="text">&lt;if test="study.end_date"&gt;</text:placeholder></text:span><text:span text:style-name="T74"><text:placeholder text:placeholder-type="text">&lt;formatLang(study.end_date,date=True)&gt;</text:placeholder></text:span><text:span text:style-name="T74"><text:placeholder text:placeholder-type="text">&lt;/if&gt;</text:placeholder></text:span></text:p>
      <text:p text:style-name="P188"><text:placeholder text:placeholder-type="text">&lt;/for&gt;</text:placeholder></text:p>
      <text:p text:style-name="P190"/>
      <text:p text:style-name="P101"/>
      <text:p text:style-name="P196"><text:span text:style-name="T18">16.6.4.</text:span><text:span text:style-name="T16"> </text:span><text:span text:style-name="T18">Coeficiente de partição N-octanol/água (Anexo </text:span><text:bookmark-start text:name="Text41"/><field:fieldmark-start text:name="__Fieldmark__19833_1869783343" field:type=""/><text:span text:style-name="T18">16.6</text:span><field:fieldmark-end/><text:bookmark-end text:name="Text41"/><text:span text:style-name="T18">)</text:span></text:p>
      <text:p text:style-name="P101"/>
      <text:p text:style-name="P129"><text:placeholder text:placeholder-type="text">&lt;for each="study in studies(o,  'Coeficiente de partição N-octanol/água','approved')"&gt;</text:placeholder></text:p>
      <text:p text:style-name="P193"/>
      <text:p text:style-name="P113"><text:span text:style-name="T54">Resumo</text:span><text:span text:style-name="T53">: </text:span></text:p>
      <text:p text:style-name="P86"><text:placeholder text:placeholder-type="text">&lt;insert_html(study.summary_pt)&gt;</text:placeholder></text:p>
      <text:p text:style-name="P100"/>
      <text:p text:style-name="P110"><text:span text:style-name="T54">Resultado</text:span><text:span text:style-name="T53">: </text:span></text:p>
      <text:p text:style-name="P90"><text:placeholder text:placeholder-type="text">&lt;insert_html(study.result_pt)&gt;</text:placeholder></text:p>
      <text:p text:style-name="P141"><text:span text:style-name="T56"/></text:p>
      <text:p text:style-name="P96">Ref.:</text:p>
      <text:p text:style-name="P81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74">pag, </text:span><text:span text:style-name="T74"><text:placeholder text:placeholder-type="text">&lt;if test="study.end_date"&gt;</text:placeholder></text:span><text:span text:style-name="T74"><text:placeholder text:placeholder-type="text">&lt;formatLang(study.end_date,date=True)&gt;</text:placeholder></text:span><text:span text:style-name="T74"><text:placeholder text:placeholder-type="text">&lt;/if&gt;</text:placeholder></text:span></text:p>
      <text:p text:style-name="P189"><text:span text:style-name="T73"><text:placeholder text:placeholder-type="text">&lt;/for&gt;</text:placeholder></text:span></text:p>
      <text:p text:style-name="P102"/>
      <text:p text:style-name="P118">17 – Outros dados, informações ou documentos exigidos em normas complementares:</text:p>
      <text:p text:style-name="P74"/>
      <text:p text:style-name="P119">17.1 – Modelo do requerimento do pleito para a publicação: </text:p>
      <text:p text:style-name="P68"/>
      <text:p text:style-name="P104"><text:span text:style-name="T35">Segue modelo via impressa</text:span><text:span text:style-name="T36"> </text:span><text:span text:style-name="T26">(ANEXO 17.1) </text:span><text:span text:style-name="T35">e eletrônica (CD fixado à capa do requerimento)</text:span></text:p>
      <text:p text:style-name="P75"/>
      <text:p text:style-name="P122"><text:span text:style-name="T19">17.2 - CD com os arquivos eletrônicos </text:span><text:span text:style-name="T22">(fixado à capa do requerimento)</text:span><text:span text:style-name="T19">:</text:span></text:p>
      <text:p text:style-name="P67"/>
      <text:p text:style-name="P180">Cadastro no Estado</text:p>
      <text:p text:style-name="P180">Procuração Representante legal</text:p>
      <text:p text:style-name="P197">Requerimento</text:p>
      <text:p text:style-name="P197">RET</text:p>
      <text:p text:style-name="P197">Certificado de análise físico-químico</text:p>
      <text:p text:style-name="P197">Laudo técnico de redução de componentes</text:p>
      <text:p text:style-name="P197">Relatório Técnico</text:p>
      <text:p text:style-name="P197"><text:soft-page-break/>Modelo de publicação de pleito</text:p>
      <text:p text:style-name="P174"><text:bookmark-end text:name="bkmNomeFabRaz21"/></text:p>
      <text:p text:style-name="P106"><text:span text:style-name="T50">Curitiba, </text:span><text:span text:style-name="T70"><text:date style:data-style-name="N76" text:date-value="2013-09-30T15:44:10" text:fixed="true">30 de setembro de 2013</text:date></text:span></text:p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ALTA – América Latina Tecnologia Agrícola</text:p>
            <text:p text:style-name="P13"><text:span text:style-name="T64"><text:placeholder text:placeholder-type="text">&lt;o.proxy_id.function&gt;</text:placeholder></text:span><text:span text:style-name="T64"> </text:span><text:span text:style-name="T64"><text:placeholder text:placeholder-type="text">&lt;o.proxy_id.name&gt;</text:placeholder></text:span><text:span text:style-name="T64"> <text:s/></text:span><text:span text:style-name="T64"><text:placeholder text:placeholder-type="text">&lt;o.proxy_id.state_registration_code&gt;</text:placeholder></text:span></text:p>
            <text:p text:style-name="P13">Responsável Técnico e Representante Legal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 style:text-autospace="none"/>
      <style:text-properties style:use-window-font-color="true" style:font-name="Times New Roman" fo:font-size="12pt" fo:language="pt" fo:country="BR" style:letter-kerning="true" style:font-name-asian="Times New Roman" style:language-asian="ar" style:country-asian="SA" style:font-name-complex="Times New Roman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Corpo_20_de_20_texto_20_2_20_Char" style:display-name="Corpo de texto 2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a" fo:font-weight="normal" style:font-weight-asian="normal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text-align="end" style:justify-single-word="false" fo:text-indent="0cm" style:auto-text-indent="false"/>
    </style:style>
    <style:style style:name="MP2" style:family="paragraph" style:parent-style-name="Header">
      <style:paragraph-properties fo:text-align="end" style:justify-single-word="false"/>
      <style:text-properties style:font-name="Arial" fo:font-size="8pt" style:font-size-asian="8pt" style:font-name-complex="Arial2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MT1" style:family="text">
      <style:text-properties fo:color="#000000"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MT2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ame"/><text:span text:style-name="MT1"><text:placeholder text:placeholder-type="text">&lt;o.technical_product_id.name&gt;</text:placeholder></text:span><text:span text:style-name="MT2"> </text:span><text:bookmark-end text:name="bkmHeaderName"/></text:p>
        <text:p text:style-name="MP2"/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7</meta:editing-cycles>
    <meta:print-date>2010-04-08T17:39:00</meta:print-date>
    <meta:creation-date>2013-06-25T13:36:53</meta:creation-date>
    <dc:date>2013-09-30T18:31:12</dc:date>
    <meta:editing-duration>PT10H1M49S</meta:editing-duration>
    <meta:generator>LibreOffice/4.0.2.2$Linux_X86_64 LibreOffice_project/400m0$Build-2</meta:generator>
    <dc:creator>Juan Scarafía</dc:creator>
    <meta:document-statistic meta:table-count="2" meta:image-count="0" meta:object-count="0" meta:page-count="8" meta:paragraph-count="200" meta:word-count="1500" meta:character-count="14126" meta:non-whitespace-character-count="12776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-PTE.dotx" xlink:href=""/>
  </office:meta>
</office:document-meta>
</file>